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31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," calcext:value-type="string">
            <text:p>(22,'MC1 Set 03.3 aerobico serale con gambe',2,0,CURDATE(),CURDATE()),</text:p>
          </table:table-cell>
          <table:table-cell table:number-columns-repeated="100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MC1 Set 03.4 Il primo timido C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6]&amp;&quot;,'&quot;&amp;SUBSTITUTE([.B26];&quot;'&quot;;&quot;''&quot;)&amp;&quot;',&quot;&amp;[.C26]&amp;&quot;,0,CURDATE(),CURDATE())&quot;&amp;IF(INDIRECT(ADDRESS(ROW([.A26])+1;1))&gt;0;&quot;,&quot;;&quot;;&quot;)" office:value-type="string" office:string-value="(23,'MC1 Set 03.4 Il primo timido C1',2,0,CURDATE(),CURDATE())," calcext:value-type="string">
            <text:p>(23,'MC1 Set 03.4 Il primo timido C1',2,0,CURDATE(),CURDATE()),</text:p>
          </table:table-cell>
          <table:table-cell table:number-columns-repeated="100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MC1 Set 03.5 aerobico serale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7]&amp;&quot;,'&quot;&amp;SUBSTITUTE([.B27];&quot;'&quot;;&quot;''&quot;)&amp;&quot;',&quot;&amp;[.C27]&amp;&quot;,0,CURDATE(),CURDATE())&quot;&amp;IF(INDIRECT(ADDRESS(ROW([.A27])+1;1))&gt;0;&quot;,&quot;;&quot;;&quot;)" office:value-type="string" office:string-value="(24,'MC1 Set 03.5 aerobico serale con misti',2,0,CURDATE(),CURDATE())," calcext:value-type="string">
            <text:p>(24,'MC1 Set 03.5 aerobico serale con misti',2,0,CURDATE(),CURDATE()),</text:p>
          </table:table-cell>
          <table:table-cell table:number-columns-repeated="100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MC1 Set 04.1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8]&amp;&quot;,'&quot;&amp;SUBSTITUTE([.B28];&quot;'&quot;;&quot;''&quot;)&amp;&quot;',&quot;&amp;[.C28]&amp;&quot;,0,CURDATE(),CURDATE())&quot;&amp;IF(INDIRECT(ADDRESS(ROW([.A28])+1;1))&gt;0;&quot;,&quot;;&quot;;&quot;)" office:value-type="string" office:string-value="(25,'MC1 Set 04.1 aerobico',2,0,CURDATE(),CURDATE())," calcext:value-type="string">
            <text:p>(25,'MC1 Set 04.1 aerobico',2,0,CURDATE(),CURDATE()),</text:p>
          </table:table-cell>
          <table:table-cell table:number-columns-repeated="1008"/>
        </table:table-row>
        <table:table-row table:style-name="ro5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MC1 Set 04.2 aerobicos serale by Tin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9]&amp;&quot;,'&quot;&amp;SUBSTITUTE([.B29];&quot;'&quot;;&quot;''&quot;)&amp;&quot;',&quot;&amp;[.C29]&amp;&quot;,0,CURDATE(),CURDATE())&quot;&amp;IF(INDIRECT(ADDRESS(ROW([.A29])+1;1))&gt;0;&quot;,&quot;;&quot;;&quot;)" office:value-type="string" office:string-value="(26,'MC1 Set 04.2 aerobicos serale by Tino',2,0,CURDATE(),CURDATE())," calcext:value-type="string">
            <text:p>(26,'MC1 Set 04.2 aerobicos serale by Tino',2,0,CURDATE(),CURDATE()),</text:p>
          </table:table-cell>
          <table:table-cell table:number-columns-repeated="1008"/>
        </table:table-row>
        <table:table-row table:style-name="ro5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MC1 Set 04.3 scarico con partenz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30]&amp;&quot;,'&quot;&amp;SUBSTITUTE([.B30];&quot;'&quot;;&quot;''&quot;)&amp;&quot;',&quot;&amp;[.C30]&amp;&quot;,0,CURDATE(),CURDATE())&quot;&amp;IF(INDIRECT(ADDRESS(ROW([.A30])+1;1))&gt;0;&quot;,&quot;;&quot;;&quot;)" office:value-type="string" office:string-value="(27,'MC1 Set 04.3 scarico con partenze',2,0,CURDATE(),CURDATE());" calcext:value-type="string">
            <text:p>(27,'MC1 Set 04.3 scarico con partenze',2,0,CURDATE(),CURDATE());</text:p>
          </table:table-cell>
          <table:table-cell table:number-columns-repeated="1008"/>
        </table:table-row>
        <table:table-row table:style-name="ro3" table:number-rows-repeated="268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31:user_trainings.E299">
            <calcext:condition calcext:apply-style-name="Errore" calcext:value="&lt;100" calcext:base-cell-address="user_trainings.E31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30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30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30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30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30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30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30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30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30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30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30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30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30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30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30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30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30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30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30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30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30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30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30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30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30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30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30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30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30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30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30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30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30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30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30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30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30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30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30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30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30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30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30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30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30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30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30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30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30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30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30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30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30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30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30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30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30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30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30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30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30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30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30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30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30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30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30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30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30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30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30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30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30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30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30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30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30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30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30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30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30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30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30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30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30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30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30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30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30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30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30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30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30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30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30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30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30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30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2])-3" office:value-type="float" office:value="369" calcext:value-type="float">
            <text:p>369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2]=[.B371];[.C37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2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3])-3" office:value-type="float" office:value="370" calcext:value-type="float">
            <text:p>370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3]=[.B372];[.C372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373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4])-3" office:value-type="float" office:value="371" calcext:value-type="float">
            <text:p>371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4]=[.B373];[.C373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4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5])-3" office:value-type="float" office:value="372" calcext:value-type="float">
            <text:p>372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5]=[.B374];[.C374]+1;1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75];['file:///C:/Sites/goggles/db/seed_generators/training/Dati_Training.ods'#$exercises.$B$4:.$C$30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5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6])-3" office:value-type="float" office:value="373" calcext:value-type="float">
            <text:p>373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6]=[.B375];[.C375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6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7])-3" office:value-type="float" office:value="374" calcext:value-type="float">
            <text:p>37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7]=[.B376];[.C37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7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8])-3" office:value-type="float" office:value="375" calcext:value-type="float">
            <text:p>37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8]=[.B377];[.C37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78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7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8]&amp;&quot;,&quot;&amp;[.C378]&amp;&quot;,&quot;&amp;IF(ISBLANK([.D378]);0;[.D378])&amp;&quot;,&quot;&amp;IF(ISBLANK([.E378]);0;[.E378])&amp;&quot;,&quot;&amp;[.I378]&amp;&quot;,&quot;&amp;[.J378]&amp;&quot;,&quot;&amp;[.K378]&amp;&quot;,&quot;&amp;[.L378]&amp;&quot;,&quot;&amp;[.M378]&amp;&quot;,&quot;&amp;[.N378]&amp;&quot;,&quot;&amp;[.S378]&amp;&quot;,&quot;&amp;[.T378]&amp;&quot;,&quot;&amp;[.U378]&amp;&quot;,&quot;&amp;[.V378]&amp;&quot;,&quot;&amp;[.W378]&amp;&quot;,&quot;&amp;[.X378]&amp;&quot;,&quot;&amp;[.Y378]&amp;&quot;,0,CURDATE(),CURDATE())&quot;&amp;IF(AND([.B378]&lt;&gt;INDIRECT(ADDRESS(ROW([.B378]) + 1;2));INDIRECT(ADDRESS(ROW([.A378]) + 1;1)) &gt; 0); &quot;;&quot;&amp;CHAR(13)&amp;CHAR(10)&amp;CHAR(13)&amp;CHAR(10)&amp;[.AA$3];IF(INDIRECT(ADDRESS(ROW([.A378]) + 1;1)) &gt; 0;&quot;,&quot;;&quot;;&quot;))" office:value-type="string" office:string-value="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9])-3" office:value-type="float" office:value="376" calcext:value-type="float">
            <text:p>37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9]=[.B378];[.C37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79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9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9]&amp;&quot;,&quot;&amp;[.C379]&amp;&quot;,&quot;&amp;IF(ISBLANK([.D379]);0;[.D379])&amp;&quot;,&quot;&amp;IF(ISBLANK([.E379]);0;[.E379])&amp;&quot;,&quot;&amp;[.I379]&amp;&quot;,&quot;&amp;[.J379]&amp;&quot;,&quot;&amp;[.K379]&amp;&quot;,&quot;&amp;[.L379]&amp;&quot;,&quot;&amp;[.M379]&amp;&quot;,&quot;&amp;[.N379]&amp;&quot;,&quot;&amp;[.S379]&amp;&quot;,&quot;&amp;[.T379]&amp;&quot;,&quot;&amp;[.U379]&amp;&quot;,&quot;&amp;[.V379]&amp;&quot;,&quot;&amp;[.W379]&amp;&quot;,&quot;&amp;[.X379]&amp;&quot;,&quot;&amp;[.Y379]&amp;&quot;,0,CURDATE(),CURDATE())&quot;&amp;IF(AND([.B379]&lt;&gt;INDIRECT(ADDRESS(ROW([.B379]) + 1;2));INDIRECT(ADDRESS(ROW([.A379]) + 1;1)) &gt; 0); &quot;;&quot;&amp;CHAR(13)&amp;CHAR(10)&amp;CHAR(13)&amp;CHAR(10)&amp;[.AA$3];IF(INDIRECT(ADDRESS(ROW([.A379]) + 1;1)) &gt; 0;&quot;,&quot;;&quot;;&quot;))" office:value-type="string" office:string-value="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0])-3" office:value-type="float" office:value="377" calcext:value-type="float">
            <text:p>37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0]=[.B379];[.C37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80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0]&amp;&quot;,&quot;&amp;[.C380]&amp;&quot;,&quot;&amp;IF(ISBLANK([.D380]);0;[.D380])&amp;&quot;,&quot;&amp;IF(ISBLANK([.E380]);0;[.E380])&amp;&quot;,&quot;&amp;[.I380]&amp;&quot;,&quot;&amp;[.J380]&amp;&quot;,&quot;&amp;[.K380]&amp;&quot;,&quot;&amp;[.L380]&amp;&quot;,&quot;&amp;[.M380]&amp;&quot;,&quot;&amp;[.N380]&amp;&quot;,&quot;&amp;[.S380]&amp;&quot;,&quot;&amp;[.T380]&amp;&quot;,&quot;&amp;[.U380]&amp;&quot;,&quot;&amp;[.V380]&amp;&quot;,&quot;&amp;[.W380]&amp;&quot;,&quot;&amp;[.X380]&amp;&quot;,&quot;&amp;[.Y380]&amp;&quot;,0,CURDATE(),CURDATE())&quot;&amp;IF(AND([.B380]&lt;&gt;INDIRECT(ADDRESS(ROW([.B380]) + 1;2));INDIRECT(ADDRESS(ROW([.A380]) + 1;1)) &gt; 0); &quot;;&quot;&amp;CHAR(13)&amp;CHAR(10)&amp;CHAR(13)&amp;CHAR(10)&amp;[.AA$3];IF(INDIRECT(ADDRESS(ROW([.A380]) + 1;1)) &gt; 0;&quot;,&quot;;&quot;;&quot;))" office:value-type="string" office:string-value="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1])-3" office:value-type="float" office:value="378" calcext:value-type="float">
            <text:p>37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1]=[.B380];[.C38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AA</text:p>
          </table:table-cell>
          <table:table-cell table:style-name="ce11" table:formula="of:=VLOOKUP([.F381];['file:///C:/Sites/goggles/db/seed_generators/training/Dati_Training.ods'#$exercises.$B$4:.$C$300];2;0)" office:value-type="string" office:string-value="Esercizi RA alternato alto" calcext:value-type="string">
            <text:p>Esercizi RA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style-name="ce7" table:formula="of:=&quot;(select t.id from &quot;&amp;[.H$2]&amp;&quot; t where t.&quot;&amp;[.H$3]&amp;&quot; = '&quot;&amp;[.H3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1]&amp;&quot;,&quot;&amp;[.C381]&amp;&quot;,&quot;&amp;IF(ISBLANK([.D381]);0;[.D381])&amp;&quot;,&quot;&amp;IF(ISBLANK([.E381]);0;[.E381])&amp;&quot;,&quot;&amp;[.I381]&amp;&quot;,&quot;&amp;[.J381]&amp;&quot;,&quot;&amp;[.K381]&amp;&quot;,&quot;&amp;[.L381]&amp;&quot;,&quot;&amp;[.M381]&amp;&quot;,&quot;&amp;[.N381]&amp;&quot;,&quot;&amp;[.S381]&amp;&quot;,&quot;&amp;[.T381]&amp;&quot;,&quot;&amp;[.U381]&amp;&quot;,&quot;&amp;[.V381]&amp;&quot;,&quot;&amp;[.W381]&amp;&quot;,&quot;&amp;[.X381]&amp;&quot;,&quot;&amp;[.Y381]&amp;&quot;,0,CURDATE(),CURDATE())&quot;&amp;IF(AND([.B381]&lt;&gt;INDIRECT(ADDRESS(ROW([.B381]) + 1;2));INDIRECT(ADDRESS(ROW([.A381]) + 1;1)) &gt; 0); &quot;;&quot;&amp;CHAR(13)&amp;CHAR(10)&amp;CHAR(13)&amp;CHAR(10)&amp;[.AA$3];IF(INDIRECT(ADDRESS(ROW([.A381]) + 1;1)) &gt; 0;&quot;,&quot;;&quot;;&quot;))" office:value-type="string" office:string-value="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2])-3" office:value-type="float" office:value="379" calcext:value-type="float">
            <text:p>37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2]=[.B381];[.C38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82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2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2]&amp;&quot;,&quot;&amp;[.C382]&amp;&quot;,&quot;&amp;IF(ISBLANK([.D382]);0;[.D382])&amp;&quot;,&quot;&amp;IF(ISBLANK([.E382]);0;[.E382])&amp;&quot;,&quot;&amp;[.I382]&amp;&quot;,&quot;&amp;[.J382]&amp;&quot;,&quot;&amp;[.K382]&amp;&quot;,&quot;&amp;[.L382]&amp;&quot;,&quot;&amp;[.M382]&amp;&quot;,&quot;&amp;[.N382]&amp;&quot;,&quot;&amp;[.S382]&amp;&quot;,&quot;&amp;[.T382]&amp;&quot;,&quot;&amp;[.U382]&amp;&quot;,&quot;&amp;[.V382]&amp;&quot;,&quot;&amp;[.W382]&amp;&quot;,&quot;&amp;[.X382]&amp;&quot;,&quot;&amp;[.Y382]&amp;&quot;,0,CURDATE(),CURDATE())&quot;&amp;IF(AND([.B382]&lt;&gt;INDIRECT(ADDRESS(ROW([.B382]) + 1;2));INDIRECT(ADDRESS(ROW([.A382]) + 1;1)) &gt; 0); &quot;;&quot;&amp;CHAR(13)&amp;CHAR(10)&amp;CHAR(13)&amp;CHAR(10)&amp;[.AA$3];IF(INDIRECT(ADDRESS(ROW([.A382]) + 1;1)) &gt; 0;&quot;,&quot;;&quot;;&quot;))" office:value-type="string" office:string-value="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3])-3" office:value-type="float" office:value="380" calcext:value-type="float">
            <text:p>38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3]=[.B382];[.C38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83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3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3]&amp;&quot;,&quot;&amp;[.C383]&amp;&quot;,&quot;&amp;IF(ISBLANK([.D383]);0;[.D383])&amp;&quot;,&quot;&amp;IF(ISBLANK([.E383]);0;[.E383])&amp;&quot;,&quot;&amp;[.I383]&amp;&quot;,&quot;&amp;[.J383]&amp;&quot;,&quot;&amp;[.K383]&amp;&quot;,&quot;&amp;[.L383]&amp;&quot;,&quot;&amp;[.M383]&amp;&quot;,&quot;&amp;[.N383]&amp;&quot;,&quot;&amp;[.S383]&amp;&quot;,&quot;&amp;[.T383]&amp;&quot;,&quot;&amp;[.U383]&amp;&quot;,&quot;&amp;[.V383]&amp;&quot;,&quot;&amp;[.W383]&amp;&quot;,&quot;&amp;[.X383]&amp;&quot;,&quot;&amp;[.Y383]&amp;&quot;,0,CURDATE(),CURDATE())&quot;&amp;IF(AND([.B383]&lt;&gt;INDIRECT(ADDRESS(ROW([.B383]) + 1;2));INDIRECT(ADDRESS(ROW([.A383]) + 1;1)) &gt; 0); &quot;;&quot;&amp;CHAR(13)&amp;CHAR(10)&amp;CHAR(13)&amp;CHAR(10)&amp;[.AA$3];IF(INDIRECT(ADDRESS(ROW([.A383]) + 1;1)) &gt; 0;&quot;,&quot;;&quot;;&quot;))" office:value-type="string" office:string-value="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4])-3" office:value-type="float" office:value="381" calcext:value-type="float">
            <text:p>38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4]=[.B383];[.C38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84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4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4]&amp;&quot;,&quot;&amp;[.C384]&amp;&quot;,&quot;&amp;IF(ISBLANK([.D384]);0;[.D384])&amp;&quot;,&quot;&amp;IF(ISBLANK([.E384]);0;[.E384])&amp;&quot;,&quot;&amp;[.I384]&amp;&quot;,&quot;&amp;[.J384]&amp;&quot;,&quot;&amp;[.K384]&amp;&quot;,&quot;&amp;[.L384]&amp;&quot;,&quot;&amp;[.M384]&amp;&quot;,&quot;&amp;[.N384]&amp;&quot;,&quot;&amp;[.S384]&amp;&quot;,&quot;&amp;[.T384]&amp;&quot;,&quot;&amp;[.U384]&amp;&quot;,&quot;&amp;[.V384]&amp;&quot;,&quot;&amp;[.W384]&amp;&quot;,&quot;&amp;[.X384]&amp;&quot;,&quot;&amp;[.Y384]&amp;&quot;,0,CURDATE(),CURDATE())&quot;&amp;IF(AND([.B384]&lt;&gt;INDIRECT(ADDRESS(ROW([.B384]) + 1;2));INDIRECT(ADDRESS(ROW([.A384]) + 1;1)) &gt; 0); &quot;;&quot;&amp;CHAR(13)&amp;CHAR(10)&amp;CHAR(13)&amp;CHAR(10)&amp;[.AA$3];IF(INDIRECT(ADDRESS(ROW([.A384]) + 1;1)) &gt; 0;&quot;,&quot;;&quot;;&quot;))" office:value-type="string" office:string-value="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5])-3" office:value-type="float" office:value="382" calcext:value-type="float">
            <text:p>38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5]=[.B384];[.C38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85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5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5]&amp;&quot;,&quot;&amp;[.C385]&amp;&quot;,&quot;&amp;IF(ISBLANK([.D385]);0;[.D385])&amp;&quot;,&quot;&amp;IF(ISBLANK([.E385]);0;[.E385])&amp;&quot;,&quot;&amp;[.I385]&amp;&quot;,&quot;&amp;[.J385]&amp;&quot;,&quot;&amp;[.K385]&amp;&quot;,&quot;&amp;[.L385]&amp;&quot;,&quot;&amp;[.M385]&amp;&quot;,&quot;&amp;[.N385]&amp;&quot;,&quot;&amp;[.S385]&amp;&quot;,&quot;&amp;[.T385]&amp;&quot;,&quot;&amp;[.U385]&amp;&quot;,&quot;&amp;[.V385]&amp;&quot;,&quot;&amp;[.W385]&amp;&quot;,&quot;&amp;[.X385]&amp;&quot;,&quot;&amp;[.Y385]&amp;&quot;,0,CURDATE(),CURDATE())&quot;&amp;IF(AND([.B385]&lt;&gt;INDIRECT(ADDRESS(ROW([.B385]) + 1;2));INDIRECT(ADDRESS(ROW([.A385]) + 1;1)) &gt; 0); &quot;;&quot;&amp;CHAR(13)&amp;CHAR(10)&amp;CHAR(13)&amp;CHAR(10)&amp;[.AA$3];IF(INDIRECT(ADDRESS(ROW([.A385]) + 1;1)) &gt; 0;&quot;,&quot;;&quot;;&quot;))" office:value-type="string" office:string-value="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6])-3" office:value-type="float" office:value="383" calcext:value-type="float">
            <text:p>38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6]=[.B385];[.C38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86];['file:///C:/Sites/goggles/db/seed_generators/training/Dati_Training.ods'#$exercises.$B$4:.$C$30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6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6]&amp;&quot;,&quot;&amp;[.C386]&amp;&quot;,&quot;&amp;IF(ISBLANK([.D386]);0;[.D386])&amp;&quot;,&quot;&amp;IF(ISBLANK([.E386]);0;[.E386])&amp;&quot;,&quot;&amp;[.I386]&amp;&quot;,&quot;&amp;[.J386]&amp;&quot;,&quot;&amp;[.K386]&amp;&quot;,&quot;&amp;[.L386]&amp;&quot;,&quot;&amp;[.M386]&amp;&quot;,&quot;&amp;[.N386]&amp;&quot;,&quot;&amp;[.S386]&amp;&quot;,&quot;&amp;[.T386]&amp;&quot;,&quot;&amp;[.U386]&amp;&quot;,&quot;&amp;[.V386]&amp;&quot;,&quot;&amp;[.W386]&amp;&quot;,&quot;&amp;[.X386]&amp;&quot;,&quot;&amp;[.Y386]&amp;&quot;,0,CURDATE(),CURDATE())&quot;&amp;IF(AND([.B386]&lt;&gt;INDIRECT(ADDRESS(ROW([.B386]) + 1;2));INDIRECT(ADDRESS(ROW([.A386]) + 1;1)) &gt; 0); &quot;;&quot;&amp;CHAR(13)&amp;CHAR(10)&amp;CHAR(13)&amp;CHAR(10)&amp;[.AA$3];IF(INDIRECT(ADDRESS(ROW([.A386]) + 1;1)) &gt; 0;&quot;,&quot;;&quot;;&quot;))" office:value-type="string" office:string-value="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7])-3" office:value-type="float" office:value="384" calcext:value-type="float">
            <text:p>38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7]=[.B386];[.C38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87];['file:///C:/Sites/goggles/db/seed_generators/training/Dati_Training.ods'#$exercises.$B$4:.$C$30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7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7]&amp;&quot;,&quot;&amp;[.C387]&amp;&quot;,&quot;&amp;IF(ISBLANK([.D387]);0;[.D387])&amp;&quot;,&quot;&amp;IF(ISBLANK([.E387]);0;[.E387])&amp;&quot;,&quot;&amp;[.I387]&amp;&quot;,&quot;&amp;[.J387]&amp;&quot;,&quot;&amp;[.K387]&amp;&quot;,&quot;&amp;[.L387]&amp;&quot;,&quot;&amp;[.M387]&amp;&quot;,&quot;&amp;[.N387]&amp;&quot;,&quot;&amp;[.S387]&amp;&quot;,&quot;&amp;[.T387]&amp;&quot;,&quot;&amp;[.U387]&amp;&quot;,&quot;&amp;[.V387]&amp;&quot;,&quot;&amp;[.W387]&amp;&quot;,&quot;&amp;[.X387]&amp;&quot;,&quot;&amp;[.Y387]&amp;&quot;,0,CURDATE(),CURDATE())&quot;&amp;IF(AND([.B387]&lt;&gt;INDIRECT(ADDRESS(ROW([.B387]) + 1;2));INDIRECT(ADDRESS(ROW([.A387]) + 1;1)) &gt; 0); &quot;;&quot;&amp;CHAR(13)&amp;CHAR(10)&amp;CHAR(13)&amp;CHAR(10)&amp;[.AA$3];IF(INDIRECT(ADDRESS(ROW([.A387]) + 1;1)) &gt; 0;&quot;,&quot;;&quot;;&quot;))" office:value-type="string" office:string-value="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8])-3" office:value-type="float" office:value="385" calcext:value-type="float">
            <text:p>38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8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88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8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8]&amp;&quot;,&quot;&amp;[.C388]&amp;&quot;,&quot;&amp;IF(ISBLANK([.D388]);0;[.D388])&amp;&quot;,&quot;&amp;IF(ISBLANK([.E388]);0;[.E388])&amp;&quot;,&quot;&amp;[.I388]&amp;&quot;,&quot;&amp;[.J388]&amp;&quot;,&quot;&amp;[.K388]&amp;&quot;,&quot;&amp;[.L388]&amp;&quot;,&quot;&amp;[.M388]&amp;&quot;,&quot;&amp;[.N388]&amp;&quot;,&quot;&amp;[.S388]&amp;&quot;,&quot;&amp;[.T388]&amp;&quot;,&quot;&amp;[.U388]&amp;&quot;,&quot;&amp;[.V388]&amp;&quot;,&quot;&amp;[.W388]&amp;&quot;,&quot;&amp;[.X388]&amp;&quot;,&quot;&amp;[.Y388]&amp;&quot;,0,CURDATE(),CURDATE())&quot;&amp;IF(AND([.B388]&lt;&gt;INDIRECT(ADDRESS(ROW([.B388]) + 1;2));INDIRECT(ADDRESS(ROW([.A388]) + 1;1)) &gt; 0); &quot;;&quot;&amp;CHAR(13)&amp;CHAR(10)&amp;CHAR(13)&amp;CHAR(10)&amp;[.AA$3];IF(INDIRECT(ADDRESS(ROW([.A388]) + 1;1)) &gt; 0;&quot;,&quot;;&quot;;&quot;))" office:value-type="string" office:string-value="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9])-3" office:value-type="float" office:value="386" calcext:value-type="float">
            <text:p>38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9]=[.B388];[.C38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89];['file:///C:/Sites/goggles/db/seed_generators/training/Dati_Training.ods'#$exercises.$B$4:.$C$30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9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89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9]&amp;&quot;,&quot;&amp;[.C389]&amp;&quot;,&quot;&amp;IF(ISBLANK([.D389]);0;[.D389])&amp;&quot;,&quot;&amp;IF(ISBLANK([.E389]);0;[.E389])&amp;&quot;,&quot;&amp;[.I389]&amp;&quot;,&quot;&amp;[.J389]&amp;&quot;,&quot;&amp;[.K389]&amp;&quot;,&quot;&amp;[.L389]&amp;&quot;,&quot;&amp;[.M389]&amp;&quot;,&quot;&amp;[.N389]&amp;&quot;,&quot;&amp;[.S389]&amp;&quot;,&quot;&amp;[.T389]&amp;&quot;,&quot;&amp;[.U389]&amp;&quot;,&quot;&amp;[.V389]&amp;&quot;,&quot;&amp;[.W389]&amp;&quot;,&quot;&amp;[.X389]&amp;&quot;,&quot;&amp;[.Y389]&amp;&quot;,0,CURDATE(),CURDATE())&quot;&amp;IF(AND([.B389]&lt;&gt;INDIRECT(ADDRESS(ROW([.B389]) + 1;2));INDIRECT(ADDRESS(ROW([.A389]) + 1;1)) &gt; 0); &quot;;&quot;&amp;CHAR(13)&amp;CHAR(10)&amp;CHAR(13)&amp;CHAR(10)&amp;[.AA$3];IF(INDIRECT(ADDRESS(ROW([.A389]) + 1;1)) &gt; 0;&quot;,&quot;;&quot;;&quot;))" office:value-type="string" office:string-value="(386,13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6,13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0])-3" office:value-type="float" office:value="387" calcext:value-type="float">
            <text:p>38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0]=[.B389];[.C38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90];['file:///C:/Sites/goggles/db/seed_generators/training/Dati_Training.ods'#$exercises.$B$4:.$C$30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0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9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0]&amp;&quot;,&quot;&amp;[.C390]&amp;&quot;,&quot;&amp;IF(ISBLANK([.D390]);0;[.D390])&amp;&quot;,&quot;&amp;IF(ISBLANK([.E390]);0;[.E390])&amp;&quot;,&quot;&amp;[.I390]&amp;&quot;,&quot;&amp;[.J390]&amp;&quot;,&quot;&amp;[.K390]&amp;&quot;,&quot;&amp;[.L390]&amp;&quot;,&quot;&amp;[.M390]&amp;&quot;,&quot;&amp;[.N390]&amp;&quot;,&quot;&amp;[.S390]&amp;&quot;,&quot;&amp;[.T390]&amp;&quot;,&quot;&amp;[.U390]&amp;&quot;,&quot;&amp;[.V390]&amp;&quot;,&quot;&amp;[.W390]&amp;&quot;,&quot;&amp;[.X390]&amp;&quot;,&quot;&amp;[.Y390]&amp;&quot;,0,CURDATE(),CURDATE())&quot;&amp;IF(AND([.B390]&lt;&gt;INDIRECT(ADDRESS(ROW([.B390]) + 1;2));INDIRECT(ADDRESS(ROW([.A390]) + 1;1)) &gt; 0); &quot;;&quot;&amp;CHAR(13)&amp;CHAR(10)&amp;CHAR(13)&amp;CHAR(10)&amp;[.AA$3];IF(INDIRECT(ADDRESS(ROW([.A390]) + 1;1)) &gt; 0;&quot;,&quot;;&quot;;&quot;))" office:value-type="string" office:string-value="(387,14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7,14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1])-3" office:value-type="float" office:value="388" calcext:value-type="float">
            <text:p>38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1]=[.B390];[.C39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1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1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1]&amp;&quot;,&quot;&amp;[.C391]&amp;&quot;,&quot;&amp;IF(ISBLANK([.D391]);0;[.D391])&amp;&quot;,&quot;&amp;IF(ISBLANK([.E391]);0;[.E391])&amp;&quot;,&quot;&amp;[.I391]&amp;&quot;,&quot;&amp;[.J391]&amp;&quot;,&quot;&amp;[.K391]&amp;&quot;,&quot;&amp;[.L391]&amp;&quot;,&quot;&amp;[.M391]&amp;&quot;,&quot;&amp;[.N391]&amp;&quot;,&quot;&amp;[.S391]&amp;&quot;,&quot;&amp;[.T391]&amp;&quot;,&quot;&amp;[.U391]&amp;&quot;,&quot;&amp;[.V391]&amp;&quot;,&quot;&amp;[.W391]&amp;&quot;,&quot;&amp;[.X391]&amp;&quot;,&quot;&amp;[.Y391]&amp;&quot;,0,CURDATE(),CURDATE())&quot;&amp;IF(AND([.B391]&lt;&gt;INDIRECT(ADDRESS(ROW([.B391]) + 1;2));INDIRECT(ADDRESS(ROW([.A391]) + 1;1)) &gt; 0); &quot;;&quot;&amp;CHAR(13)&amp;CHAR(10)&amp;CHAR(13)&amp;CHAR(10)&amp;[.AA$3];IF(INDIRECT(ADDRESS(ROW([.A391]) + 1;1)) &gt; 0;&quot;,&quot;;&quot;;&quot;))" office:value-type="string" office:string-value="(388,15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8,15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2])-3" office:value-type="float" office:value="389" calcext:value-type="float">
            <text:p>38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2]=[.B391];[.C391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392];['file:///C:/Sites/goggles/db/seed_generators/training/Dati_Training.ods'#$exercises.$B$4:.$C$30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3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2]&amp;&quot;,&quot;&amp;[.C392]&amp;&quot;,&quot;&amp;IF(ISBLANK([.D392]);0;[.D392])&amp;&quot;,&quot;&amp;IF(ISBLANK([.E392]);0;[.E392])&amp;&quot;,&quot;&amp;[.I392]&amp;&quot;,&quot;&amp;[.J392]&amp;&quot;,&quot;&amp;[.K392]&amp;&quot;,&quot;&amp;[.L392]&amp;&quot;,&quot;&amp;[.M392]&amp;&quot;,&quot;&amp;[.N392]&amp;&quot;,&quot;&amp;[.S392]&amp;&quot;,&quot;&amp;[.T392]&amp;&quot;,&quot;&amp;[.U392]&amp;&quot;,&quot;&amp;[.V392]&amp;&quot;,&quot;&amp;[.W392]&amp;&quot;,&quot;&amp;[.X392]&amp;&quot;,&quot;&amp;[.Y392]&amp;&quot;,0,CURDATE(),CURDATE())&quot;&amp;IF(AND([.B392]&lt;&gt;INDIRECT(ADDRESS(ROW([.B392]) + 1;2));INDIRECT(ADDRESS(ROW([.A392]) + 1;1)) &gt; 0); &quot;;&quot;&amp;CHAR(13)&amp;CHAR(10)&amp;CHAR(13)&amp;CHAR(10)&amp;[.AA$3];IF(INDIRECT(ADDRESS(ROW([.A392]) + 1;1)) &gt; 0;&quot;,&quot;;&quot;;&quot;))" office:value-type="string" office:string-value="(389,16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9,16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3])-3" office:value-type="float" office:value="390" calcext:value-type="float">
            <text:p>39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3]=[.B392];[.C39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3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3]&amp;&quot;,&quot;&amp;[.C393]&amp;&quot;,&quot;&amp;IF(ISBLANK([.D393]);0;[.D393])&amp;&quot;,&quot;&amp;IF(ISBLANK([.E393]);0;[.E393])&amp;&quot;,&quot;&amp;[.I393]&amp;&quot;,&quot;&amp;[.J393]&amp;&quot;,&quot;&amp;[.K393]&amp;&quot;,&quot;&amp;[.L393]&amp;&quot;,&quot;&amp;[.M393]&amp;&quot;,&quot;&amp;[.N393]&amp;&quot;,&quot;&amp;[.S393]&amp;&quot;,&quot;&amp;[.T393]&amp;&quot;,&quot;&amp;[.U393]&amp;&quot;,&quot;&amp;[.V393]&amp;&quot;,&quot;&amp;[.W393]&amp;&quot;,&quot;&amp;[.X393]&amp;&quot;,&quot;&amp;[.Y393]&amp;&quot;,0,CURDATE(),CURDATE())&quot;&amp;IF(AND([.B393]&lt;&gt;INDIRECT(ADDRESS(ROW([.B393]) + 1;2));INDIRECT(ADDRESS(ROW([.A393]) + 1;1)) &gt; 0); &quot;;&quot;&amp;CHAR(13)&amp;CHAR(10)&amp;CHAR(13)&amp;CHAR(10)&amp;[.AA$3];IF(INDIRECT(ADDRESS(ROW([.A393]) + 1;1)) &gt; 0;&quot;,&quot;;&quot;;&quot;))" office:value-type="string" office:string-value="(390,17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0,17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4])-3" office:value-type="float" office:value="391" calcext:value-type="float">
            <text:p>39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4]=[.B393];[.C39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394];['file:///C:/Sites/goggles/db/seed_generators/training/Dati_Training.ods'#$exercises.$B$4:.$C$30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3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4]&amp;&quot;,&quot;&amp;[.C394]&amp;&quot;,&quot;&amp;IF(ISBLANK([.D394]);0;[.D394])&amp;&quot;,&quot;&amp;IF(ISBLANK([.E394]);0;[.E394])&amp;&quot;,&quot;&amp;[.I394]&amp;&quot;,&quot;&amp;[.J394]&amp;&quot;,&quot;&amp;[.K394]&amp;&quot;,&quot;&amp;[.L394]&amp;&quot;,&quot;&amp;[.M394]&amp;&quot;,&quot;&amp;[.N394]&amp;&quot;,&quot;&amp;[.S394]&amp;&quot;,&quot;&amp;[.T394]&amp;&quot;,&quot;&amp;[.U394]&amp;&quot;,&quot;&amp;[.V394]&amp;&quot;,&quot;&amp;[.W394]&amp;&quot;,&quot;&amp;[.X394]&amp;&quot;,&quot;&amp;[.Y394]&amp;&quot;,0,CURDATE(),CURDATE())&quot;&amp;IF(AND([.B394]&lt;&gt;INDIRECT(ADDRESS(ROW([.B394]) + 1;2));INDIRECT(ADDRESS(ROW([.A394]) + 1;1)) &gt; 0); &quot;;&quot;&amp;CHAR(13)&amp;CHAR(10)&amp;CHAR(13)&amp;CHAR(10)&amp;[.AA$3];IF(INDIRECT(ADDRESS(ROW([.A394]) + 1;1)) &gt; 0;&quot;,&quot;;&quot;;&quot;))" office:value-type="string" office:string-value="(391,18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1,18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5])-3" office:value-type="float" office:value="392" calcext:value-type="float">
            <text:p>39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5]=[.B394];[.C39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95];['file:///C:/Sites/goggles/db/seed_generators/training/Dati_Training.ods'#$exercises.$B$4:.$C$30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5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5]&amp;&quot;,&quot;&amp;[.C395]&amp;&quot;,&quot;&amp;IF(ISBLANK([.D395]);0;[.D395])&amp;&quot;,&quot;&amp;IF(ISBLANK([.E395]);0;[.E395])&amp;&quot;,&quot;&amp;[.I395]&amp;&quot;,&quot;&amp;[.J395]&amp;&quot;,&quot;&amp;[.K395]&amp;&quot;,&quot;&amp;[.L395]&amp;&quot;,&quot;&amp;[.M395]&amp;&quot;,&quot;&amp;[.N395]&amp;&quot;,&quot;&amp;[.S395]&amp;&quot;,&quot;&amp;[.T395]&amp;&quot;,&quot;&amp;[.U395]&amp;&quot;,&quot;&amp;[.V395]&amp;&quot;,&quot;&amp;[.W395]&amp;&quot;,&quot;&amp;[.X395]&amp;&quot;,&quot;&amp;[.Y395]&amp;&quot;,0,CURDATE(),CURDATE())&quot;&amp;IF(AND([.B395]&lt;&gt;INDIRECT(ADDRESS(ROW([.B395]) + 1;2));INDIRECT(ADDRESS(ROW([.A395]) + 1;1)) &gt; 0); &quot;;&quot;&amp;CHAR(13)&amp;CHAR(10)&amp;CHAR(13)&amp;CHAR(10)&amp;[.AA$3];IF(INDIRECT(ADDRESS(ROW([.A395]) + 1;1)) &gt; 0;&quot;,&quot;;&quot;;&quot;))" office:value-type="string" office:string-value="(392,19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2,19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6])-3" office:value-type="float" office:value="393" calcext:value-type="float">
            <text:p>39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6]=[.B395];[.C395]+1;1)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96];['file:///C:/Sites/goggles/db/seed_generators/training/Dati_Training.ods'#$exercises.$B$4:.$C$30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6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6]&amp;&quot;,&quot;&amp;[.C396]&amp;&quot;,&quot;&amp;IF(ISBLANK([.D396]);0;[.D396])&amp;&quot;,&quot;&amp;IF(ISBLANK([.E396]);0;[.E396])&amp;&quot;,&quot;&amp;[.I396]&amp;&quot;,&quot;&amp;[.J396]&amp;&quot;,&quot;&amp;[.K396]&amp;&quot;,&quot;&amp;[.L396]&amp;&quot;,&quot;&amp;[.M396]&amp;&quot;,&quot;&amp;[.N396]&amp;&quot;,&quot;&amp;[.S396]&amp;&quot;,&quot;&amp;[.T396]&amp;&quot;,&quot;&amp;[.U396]&amp;&quot;,&quot;&amp;[.V396]&amp;&quot;,&quot;&amp;[.W396]&amp;&quot;,&quot;&amp;[.X396]&amp;&quot;,&quot;&amp;[.Y396]&amp;&quot;,0,CURDATE(),CURDATE())&quot;&amp;IF(AND([.B396]&lt;&gt;INDIRECT(ADDRESS(ROW([.B396]) + 1;2));INDIRECT(ADDRESS(ROW([.A396]) + 1;1)) &gt; 0); &quot;;&quot;&amp;CHAR(13)&amp;CHAR(10)&amp;CHAR(13)&amp;CHAR(10)&amp;[.AA$3];IF(INDIRECT(ADDRESS(ROW([.A396]) + 1;1)) &gt; 0;&quot;,&quot;;&quot;;&quot;))" office:value-type="string" office:string-value="(393,20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3,20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7])-3" office:value-type="float" office:value="394" calcext:value-type="float">
            <text:p>39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7]=[.B396];[.C396]+1;1)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RA</text:p>
          </table:table-cell>
          <table:table-cell table:style-name="ce11" table:formula="of:=VLOOKUP([.F397];['file:///C:/Sites/goggles/db/seed_generators/training/Dati_Training.ods'#$exercises.$B$4:.$C$300];2;0)" office:value-type="string" office:string-value="Gambe FA/RA" calcext:value-type="string">
            <text:p>Gambe FA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7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style-name="ce7" table:formula="of:=&quot;(select t.id from &quot;&amp;[.H$2]&amp;&quot; t where t.&quot;&amp;[.H$3]&amp;&quot; = '&quot;&amp;[.H3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7]&amp;&quot;,&quot;&amp;[.C397]&amp;&quot;,&quot;&amp;IF(ISBLANK([.D397]);0;[.D397])&amp;&quot;,&quot;&amp;IF(ISBLANK([.E397]);0;[.E397])&amp;&quot;,&quot;&amp;[.I397]&amp;&quot;,&quot;&amp;[.J397]&amp;&quot;,&quot;&amp;[.K397]&amp;&quot;,&quot;&amp;[.L397]&amp;&quot;,&quot;&amp;[.M397]&amp;&quot;,&quot;&amp;[.N397]&amp;&quot;,&quot;&amp;[.S397]&amp;&quot;,&quot;&amp;[.T397]&amp;&quot;,&quot;&amp;[.U397]&amp;&quot;,&quot;&amp;[.V397]&amp;&quot;,&quot;&amp;[.W397]&amp;&quot;,&quot;&amp;[.X397]&amp;&quot;,&quot;&amp;[.Y397]&amp;&quot;,0,CURDATE(),CURDATE())&quot;&amp;IF(AND([.B397]&lt;&gt;INDIRECT(ADDRESS(ROW([.B397]) + 1;2));INDIRECT(ADDRESS(ROW([.A397]) + 1;1)) &gt; 0); &quot;;&quot;&amp;CHAR(13)&amp;CHAR(10)&amp;CHAR(13)&amp;CHAR(10)&amp;[.AA$3];IF(INDIRECT(ADDRESS(ROW([.A397]) + 1;1)) &gt; 0;&quot;,&quot;;&quot;;&quot;))" office:value-type="string" office:string-value="(394,21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4,21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8])-3" office:value-type="float" office:value="395" calcext:value-type="float">
            <text:p>39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8]=[.B397];[.C397]+1;1)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98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8]&amp;&quot;,&quot;&amp;[.C398]&amp;&quot;,&quot;&amp;IF(ISBLANK([.D398]);0;[.D398])&amp;&quot;,&quot;&amp;IF(ISBLANK([.E398]);0;[.E398])&amp;&quot;,&quot;&amp;[.I398]&amp;&quot;,&quot;&amp;[.J398]&amp;&quot;,&quot;&amp;[.K398]&amp;&quot;,&quot;&amp;[.L398]&amp;&quot;,&quot;&amp;[.M398]&amp;&quot;,&quot;&amp;[.N398]&amp;&quot;,&quot;&amp;[.S398]&amp;&quot;,&quot;&amp;[.T398]&amp;&quot;,&quot;&amp;[.U398]&amp;&quot;,&quot;&amp;[.V398]&amp;&quot;,&quot;&amp;[.W398]&amp;&quot;,&quot;&amp;[.X398]&amp;&quot;,&quot;&amp;[.Y398]&amp;&quot;,0,CURDATE(),CURDATE())&quot;&amp;IF(AND([.B398]&lt;&gt;INDIRECT(ADDRESS(ROW([.B398]) + 1;2));INDIRECT(ADDRESS(ROW([.A398]) + 1;1)) &gt; 0); &quot;;&quot;&amp;CHAR(13)&amp;CHAR(10)&amp;CHAR(13)&amp;CHAR(10)&amp;[.AA$3];IF(INDIRECT(ADDRESS(ROW([.A398]) + 1;1)) &gt; 0;&quot;,&quot;;&quot;;&quot;))" office:value-type="string" office:string-value="(395,22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5,22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99])-3" office:value-type="float" office:value="396" calcext:value-type="float">
            <text:p>39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9]=[.B398];[.C398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9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9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9]&amp;&quot;,&quot;&amp;[.C399]&amp;&quot;,&quot;&amp;IF(ISBLANK([.D399]);0;[.D399])&amp;&quot;,&quot;&amp;IF(ISBLANK([.E399]);0;[.E399])&amp;&quot;,&quot;&amp;[.I399]&amp;&quot;,&quot;&amp;[.J399]&amp;&quot;,&quot;&amp;[.K399]&amp;&quot;,&quot;&amp;[.L399]&amp;&quot;,&quot;&amp;[.M399]&amp;&quot;,&quot;&amp;[.N399]&amp;&quot;,&quot;&amp;[.S399]&amp;&quot;,&quot;&amp;[.T399]&amp;&quot;,&quot;&amp;[.U399]&amp;&quot;,&quot;&amp;[.V399]&amp;&quot;,&quot;&amp;[.W399]&amp;&quot;,&quot;&amp;[.X399]&amp;&quot;,&quot;&amp;[.Y399]&amp;&quot;,0,CURDATE(),CURDATE())&quot;&amp;IF(AND([.B399]&lt;&gt;INDIRECT(ADDRESS(ROW([.B399]) + 1;2));INDIRECT(ADDRESS(ROW([.A399]) + 1;1)) &gt; 0); &quot;;&quot;&amp;CHAR(13)&amp;CHAR(10)&amp;CHAR(13)&amp;CHAR(10)&amp;[.AA$3];IF(INDIRECT(ADDRESS(ROW([.A399]) + 1;1)) &gt; 0;&quot;,&quot;;&quot;;&quot;))" office:value-type="string" office:string-value="(396,23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96,23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0])-3" office:value-type="float" office:value="397" calcext:value-type="float">
            <text:p>397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0]=[.B399];[.C39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0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0]&amp;&quot;,&quot;&amp;[.C400]&amp;&quot;,&quot;&amp;IF(ISBLANK([.D400]);0;[.D400])&amp;&quot;,&quot;&amp;IF(ISBLANK([.E400]);0;[.E400])&amp;&quot;,&quot;&amp;[.I400]&amp;&quot;,&quot;&amp;[.J400]&amp;&quot;,&quot;&amp;[.K400]&amp;&quot;,&quot;&amp;[.L400]&amp;&quot;,&quot;&amp;[.M400]&amp;&quot;,&quot;&amp;[.N400]&amp;&quot;,&quot;&amp;[.S400]&amp;&quot;,&quot;&amp;[.T400]&amp;&quot;,&quot;&amp;[.U400]&amp;&quot;,&quot;&amp;[.V400]&amp;&quot;,&quot;&amp;[.W400]&amp;&quot;,&quot;&amp;[.X400]&amp;&quot;,&quot;&amp;[.Y400]&amp;&quot;,0,CURDATE(),CURDATE())&quot;&amp;IF(AND([.B400]&lt;&gt;INDIRECT(ADDRESS(ROW([.B400]) + 1;2));INDIRECT(ADDRESS(ROW([.A400]) + 1;1)) &gt; 0); &quot;;&quot;&amp;CHAR(13)&amp;CHAR(10)&amp;CHAR(13)&amp;CHAR(10)&amp;[.AA$3];IF(INDIRECT(ADDRESS(ROW([.A400]) + 1;1)) &gt; 0;&quot;,&quot;;&quot;;&quot;))" office:value-type="string" office:string-value="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1])-3" office:value-type="float" office:value="398" calcext:value-type="float">
            <text:p>398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1]=[.B400];[.C400]+1;1)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S</text:p>
          </table:table-cell>
          <table:table-cell table:style-name="ce11" table:formula="of:=VLOOKUP([.F401];['file:///C:/Sites/goggles/db/seed_generators/training/Dati_Training.ods'#$exercises.$B$4:.$C$300];2;0)" office:value-type="string" office:string-value="Esercizi SL 1 braccio su" calcext:value-type="string">
            <text:p>Esercizi SL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1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1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style-name="ce7" table:formula="of:=&quot;(select t.id from &quot;&amp;[.H$2]&amp;&quot; t where t.&quot;&amp;[.H$3]&amp;&quot; = '&quot;&amp;[.H40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1]&amp;&quot;,&quot;&amp;[.C401]&amp;&quot;,&quot;&amp;IF(ISBLANK([.D401]);0;[.D401])&amp;&quot;,&quot;&amp;IF(ISBLANK([.E401]);0;[.E401])&amp;&quot;,&quot;&amp;[.I401]&amp;&quot;,&quot;&amp;[.J401]&amp;&quot;,&quot;&amp;[.K401]&amp;&quot;,&quot;&amp;[.L401]&amp;&quot;,&quot;&amp;[.M401]&amp;&quot;,&quot;&amp;[.N401]&amp;&quot;,&quot;&amp;[.S401]&amp;&quot;,&quot;&amp;[.T401]&amp;&quot;,&quot;&amp;[.U401]&amp;&quot;,&quot;&amp;[.V401]&amp;&quot;,&quot;&amp;[.W401]&amp;&quot;,&quot;&amp;[.X401]&amp;&quot;,&quot;&amp;[.Y401]&amp;&quot;,0,CURDATE(),CURDATE())&quot;&amp;IF(AND([.B401]&lt;&gt;INDIRECT(ADDRESS(ROW([.B401]) + 1;2));INDIRECT(ADDRESS(ROW([.A401]) + 1;1)) &gt; 0); &quot;;&quot;&amp;CHAR(13)&amp;CHAR(10)&amp;CHAR(13)&amp;CHAR(10)&amp;[.AA$3];IF(INDIRECT(ADDRESS(ROW([.A401]) + 1;1)) &gt; 0;&quot;,&quot;;&quot;;&quot;))" office:value-type="string" office:string-value="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2])-3" office:value-type="float" office:value="399" calcext:value-type="float">
            <text:p>399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2]=[.B401];[.C40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G</text:p>
          </table:table-cell>
          <table:table-cell table:style-name="ce11" table:formula="of:=VLOOKUP([.F402];['file:///C:/Sites/goggles/db/seed_generators/training/Dati_Training.ods'#$exercises.$B$4:.$C$300];2;0)" office:value-type="string" office:string-value="Esercizi SL 1 braccio giù" calcext:value-type="string">
            <text:p>Esercizi SL 1 braccio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2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2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style-name="ce7" table:formula="of:=&quot;(select t.id from &quot;&amp;[.H$2]&amp;&quot; t where t.&quot;&amp;[.H$3]&amp;&quot; = '&quot;&amp;[.H40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2]&amp;&quot;,&quot;&amp;[.C402]&amp;&quot;,&quot;&amp;IF(ISBLANK([.D402]);0;[.D402])&amp;&quot;,&quot;&amp;IF(ISBLANK([.E402]);0;[.E402])&amp;&quot;,&quot;&amp;[.I402]&amp;&quot;,&quot;&amp;[.J402]&amp;&quot;,&quot;&amp;[.K402]&amp;&quot;,&quot;&amp;[.L402]&amp;&quot;,&quot;&amp;[.M402]&amp;&quot;,&quot;&amp;[.N402]&amp;&quot;,&quot;&amp;[.S402]&amp;&quot;,&quot;&amp;[.T402]&amp;&quot;,&quot;&amp;[.U402]&amp;&quot;,&quot;&amp;[.V402]&amp;&quot;,&quot;&amp;[.W402]&amp;&quot;,&quot;&amp;[.X402]&amp;&quot;,&quot;&amp;[.Y402]&amp;&quot;,0,CURDATE(),CURDATE())&quot;&amp;IF(AND([.B402]&lt;&gt;INDIRECT(ADDRESS(ROW([.B402]) + 1;2));INDIRECT(ADDRESS(ROW([.A402]) + 1;1)) &gt; 0); &quot;;&quot;&amp;CHAR(13)&amp;CHAR(10)&amp;CHAR(13)&amp;CHAR(10)&amp;[.AA$3];IF(INDIRECT(ADDRESS(ROW([.A402]) + 1;1)) &gt; 0;&quot;,&quot;;&quot;;&quot;))" office:value-type="string" office:string-value="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3])-3" office:value-type="float" office:value="400" calcext:value-type="float">
            <text:p>400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3]=[.B402];[.C40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GG</text:p>
          </table:table-cell>
          <table:table-cell table:style-name="ce11" table:formula="of:=VLOOKUP([.F403];['file:///C:/Sites/goggles/db/seed_generators/training/Dati_Training.ods'#$exercises.$B$4:.$C$300];2;0)" office:value-type="string" office:string-value="Esercizi SL 1 braccio giù resp giù" calcext:value-type="string">
            <text:p>Esercizi SL 1 braccio giù resp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3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3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style-name="ce7" table:formula="of:=&quot;(select t.id from &quot;&amp;[.H$2]&amp;&quot; t where t.&quot;&amp;[.H$3]&amp;&quot; = '&quot;&amp;[.H40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3]&amp;&quot;,&quot;&amp;[.C403]&amp;&quot;,&quot;&amp;IF(ISBLANK([.D403]);0;[.D403])&amp;&quot;,&quot;&amp;IF(ISBLANK([.E403]);0;[.E403])&amp;&quot;,&quot;&amp;[.I403]&amp;&quot;,&quot;&amp;[.J403]&amp;&quot;,&quot;&amp;[.K403]&amp;&quot;,&quot;&amp;[.L403]&amp;&quot;,&quot;&amp;[.M403]&amp;&quot;,&quot;&amp;[.N403]&amp;&quot;,&quot;&amp;[.S403]&amp;&quot;,&quot;&amp;[.T403]&amp;&quot;,&quot;&amp;[.U403]&amp;&quot;,&quot;&amp;[.V403]&amp;&quot;,&quot;&amp;[.W403]&amp;&quot;,&quot;&amp;[.X403]&amp;&quot;,&quot;&amp;[.Y403]&amp;&quot;,0,CURDATE(),CURDATE())&quot;&amp;IF(AND([.B403]&lt;&gt;INDIRECT(ADDRESS(ROW([.B403]) + 1;2));INDIRECT(ADDRESS(ROW([.A403]) + 1;1)) &gt; 0); &quot;;&quot;&amp;CHAR(13)&amp;CHAR(10)&amp;CHAR(13)&amp;CHAR(10)&amp;[.AA$3];IF(INDIRECT(ADDRESS(ROW([.A403]) + 1;1)) &gt; 0;&quot;,&quot;;&quot;;&quot;))" office:value-type="string" office:string-value="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4])-3" office:value-type="float" office:value="401" calcext:value-type="float">
            <text:p>401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4]=[.B403];[.C403]+1;1)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04];['file:///C:/Sites/goggles/db/seed_generators/training/Dati_Training.ods'#$exercises.$B$4:.$C$30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4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0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4]&amp;&quot;,&quot;&amp;[.C404]&amp;&quot;,&quot;&amp;IF(ISBLANK([.D404]);0;[.D404])&amp;&quot;,&quot;&amp;IF(ISBLANK([.E404]);0;[.E404])&amp;&quot;,&quot;&amp;[.I404]&amp;&quot;,&quot;&amp;[.J404]&amp;&quot;,&quot;&amp;[.K404]&amp;&quot;,&quot;&amp;[.L404]&amp;&quot;,&quot;&amp;[.M404]&amp;&quot;,&quot;&amp;[.N404]&amp;&quot;,&quot;&amp;[.S404]&amp;&quot;,&quot;&amp;[.T404]&amp;&quot;,&quot;&amp;[.U404]&amp;&quot;,&quot;&amp;[.V404]&amp;&quot;,&quot;&amp;[.W404]&amp;&quot;,&quot;&amp;[.X404]&amp;&quot;,&quot;&amp;[.Y404]&amp;&quot;,0,CURDATE(),CURDATE())&quot;&amp;IF(AND([.B404]&lt;&gt;INDIRECT(ADDRESS(ROW([.B404]) + 1;2));INDIRECT(ADDRESS(ROW([.A404]) + 1;1)) &gt; 0); &quot;;&quot;&amp;CHAR(13)&amp;CHAR(10)&amp;CHAR(13)&amp;CHAR(10)&amp;[.AA$3];IF(INDIRECT(ADDRESS(ROW([.A404]) + 1;1)) &gt; 0;&quot;,&quot;;&quot;;&quot;))" office:value-type="string" office:string-value="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5])-3" office:value-type="float" office:value="402" calcext:value-type="float">
            <text:p>402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5]=[.B404];[.C404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05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5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5]&amp;&quot;,&quot;&amp;[.C405]&amp;&quot;,&quot;&amp;IF(ISBLANK([.D405]);0;[.D405])&amp;&quot;,&quot;&amp;IF(ISBLANK([.E405]);0;[.E405])&amp;&quot;,&quot;&amp;[.I405]&amp;&quot;,&quot;&amp;[.J405]&amp;&quot;,&quot;&amp;[.K405]&amp;&quot;,&quot;&amp;[.L405]&amp;&quot;,&quot;&amp;[.M405]&amp;&quot;,&quot;&amp;[.N405]&amp;&quot;,&quot;&amp;[.S405]&amp;&quot;,&quot;&amp;[.T405]&amp;&quot;,&quot;&amp;[.U405]&amp;&quot;,&quot;&amp;[.V405]&amp;&quot;,&quot;&amp;[.W405]&amp;&quot;,&quot;&amp;[.X405]&amp;&quot;,&quot;&amp;[.Y405]&amp;&quot;,0,CURDATE(),CURDATE())&quot;&amp;IF(AND([.B405]&lt;&gt;INDIRECT(ADDRESS(ROW([.B405]) + 1;2));INDIRECT(ADDRESS(ROW([.A405]) + 1;1)) &gt; 0); &quot;;&quot;&amp;CHAR(13)&amp;CHAR(10)&amp;CHAR(13)&amp;CHAR(10)&amp;[.AA$3];IF(INDIRECT(ADDRESS(ROW([.A405]) + 1;1)) &gt; 0;&quot;,&quot;;&quot;;&quot;))" office:value-type="string" office:string-value="(402,6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2,6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6])-3" office:value-type="float" office:value="403" calcext:value-type="float">
            <text:p>403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6]=[.B405];[.C405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6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6]&amp;&quot;,&quot;&amp;[.C406]&amp;&quot;,&quot;&amp;IF(ISBLANK([.D406]);0;[.D406])&amp;&quot;,&quot;&amp;IF(ISBLANK([.E406]);0;[.E406])&amp;&quot;,&quot;&amp;[.I406]&amp;&quot;,&quot;&amp;[.J406]&amp;&quot;,&quot;&amp;[.K406]&amp;&quot;,&quot;&amp;[.L406]&amp;&quot;,&quot;&amp;[.M406]&amp;&quot;,&quot;&amp;[.N406]&amp;&quot;,&quot;&amp;[.S406]&amp;&quot;,&quot;&amp;[.T406]&amp;&quot;,&quot;&amp;[.U406]&amp;&quot;,&quot;&amp;[.V406]&amp;&quot;,&quot;&amp;[.W406]&amp;&quot;,&quot;&amp;[.X406]&amp;&quot;,&quot;&amp;[.Y406]&amp;&quot;,0,CURDATE(),CURDATE())&quot;&amp;IF(AND([.B406]&lt;&gt;INDIRECT(ADDRESS(ROW([.B406]) + 1;2));INDIRECT(ADDRESS(ROW([.A406]) + 1;1)) &gt; 0); &quot;;&quot;&amp;CHAR(13)&amp;CHAR(10)&amp;CHAR(13)&amp;CHAR(10)&amp;[.AA$3];IF(INDIRECT(ADDRESS(ROW([.A406]) + 1;1)) &gt; 0;&quot;,&quot;;&quot;;&quot;))" office:value-type="string" office:string-value="(403,7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3,7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07])-3" office:value-type="float" office:value="404" calcext:value-type="float">
            <text:p>404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7]=[.B406];[.C40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07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0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7]&amp;&quot;,&quot;&amp;[.C407]&amp;&quot;,&quot;&amp;IF(ISBLANK([.D407]);0;[.D407])&amp;&quot;,&quot;&amp;IF(ISBLANK([.E407]);0;[.E407])&amp;&quot;,&quot;&amp;[.I407]&amp;&quot;,&quot;&amp;[.J407]&amp;&quot;,&quot;&amp;[.K407]&amp;&quot;,&quot;&amp;[.L407]&amp;&quot;,&quot;&amp;[.M407]&amp;&quot;,&quot;&amp;[.N407]&amp;&quot;,&quot;&amp;[.S407]&amp;&quot;,&quot;&amp;[.T407]&amp;&quot;,&quot;&amp;[.U407]&amp;&quot;,&quot;&amp;[.V407]&amp;&quot;,&quot;&amp;[.W407]&amp;&quot;,&quot;&amp;[.X407]&amp;&quot;,&quot;&amp;[.Y407]&amp;&quot;,0,CURDATE(),CURDATE())&quot;&amp;IF(AND([.B407]&lt;&gt;INDIRECT(ADDRESS(ROW([.B407]) + 1;2));INDIRECT(ADDRESS(ROW([.A407]) + 1;1)) &gt; 0); &quot;;&quot;&amp;CHAR(13)&amp;CHAR(10)&amp;CHAR(13)&amp;CHAR(10)&amp;[.AA$3];IF(INDIRECT(ADDRESS(ROW([.A407]) + 1;1)) &gt; 0;&quot;,&quot;;&quot;;&quot;))" office:value-type="string" office:string-value="(404,8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04,8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8])-3" office:value-type="float" office:value="405" calcext:value-type="float">
            <text:p>405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08]=[.B407];[.C40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8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0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8]&amp;&quot;,&quot;&amp;[.C408]&amp;&quot;,&quot;&amp;IF(ISBLANK([.D408]);0;[.D408])&amp;&quot;,&quot;&amp;IF(ISBLANK([.E408]);0;[.E408])&amp;&quot;,&quot;&amp;[.I408]&amp;&quot;,&quot;&amp;[.J408]&amp;&quot;,&quot;&amp;[.K408]&amp;&quot;,&quot;&amp;[.L408]&amp;&quot;,&quot;&amp;[.M408]&amp;&quot;,&quot;&amp;[.N408]&amp;&quot;,&quot;&amp;[.S408]&amp;&quot;,&quot;&amp;[.T408]&amp;&quot;,&quot;&amp;[.U408]&amp;&quot;,&quot;&amp;[.V408]&amp;&quot;,&quot;&amp;[.W408]&amp;&quot;,&quot;&amp;[.X408]&amp;&quot;,&quot;&amp;[.Y408]&amp;&quot;,0,CURDATE(),CURDATE())&quot;&amp;IF(AND([.B408]&lt;&gt;INDIRECT(ADDRESS(ROW([.B408]) + 1;2));INDIRECT(ADDRESS(ROW([.A408]) + 1;1)) &gt; 0); &quot;;&quot;&amp;CHAR(13)&amp;CHAR(10)&amp;CHAR(13)&amp;CHAR(10)&amp;[.AA$3];IF(INDIRECT(ADDRESS(ROW([.A408]) + 1;1)) &gt; 0;&quot;,&quot;;&quot;;&quot;))" office:value-type="string" office:string-value="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9])-3" office:value-type="float" office:value="406" calcext:value-type="float">
            <text:p>406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09]=[.B408];[.C40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409];['file:///C:/Sites/goggles/db/seed_generators/training/Dati_Training.ods'#$exercises.$B$4:.$C$30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0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4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9]&amp;&quot;,&quot;&amp;[.C409]&amp;&quot;,&quot;&amp;IF(ISBLANK([.D409]);0;[.D409])&amp;&quot;,&quot;&amp;IF(ISBLANK([.E409]);0;[.E409])&amp;&quot;,&quot;&amp;[.I409]&amp;&quot;,&quot;&amp;[.J409]&amp;&quot;,&quot;&amp;[.K409]&amp;&quot;,&quot;&amp;[.L409]&amp;&quot;,&quot;&amp;[.M409]&amp;&quot;,&quot;&amp;[.N409]&amp;&quot;,&quot;&amp;[.S409]&amp;&quot;,&quot;&amp;[.T409]&amp;&quot;,&quot;&amp;[.U409]&amp;&quot;,&quot;&amp;[.V409]&amp;&quot;,&quot;&amp;[.W409]&amp;&quot;,&quot;&amp;[.X409]&amp;&quot;,&quot;&amp;[.Y409]&amp;&quot;,0,CURDATE(),CURDATE())&quot;&amp;IF(AND([.B409]&lt;&gt;INDIRECT(ADDRESS(ROW([.B409]) + 1;2));INDIRECT(ADDRESS(ROW([.A409]) + 1;1)) &gt; 0); &quot;;&quot;&amp;CHAR(13)&amp;CHAR(10)&amp;CHAR(13)&amp;CHAR(10)&amp;[.AA$3];IF(INDIRECT(ADDRESS(ROW([.A409]) + 1;1)) &gt; 0;&quot;,&quot;;&quot;;&quot;))" office:value-type="string" office:string-value="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0])-3" office:value-type="float" office:value="407" calcext:value-type="float">
            <text:p>407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0]=[.B409];[.C40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410];['file:///C:/Sites/goggles/db/seed_generators/training/Dati_Training.ods'#$exercises.$B$4:.$C$30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4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0]&amp;&quot;,&quot;&amp;[.C410]&amp;&quot;,&quot;&amp;IF(ISBLANK([.D410]);0;[.D410])&amp;&quot;,&quot;&amp;IF(ISBLANK([.E410]);0;[.E410])&amp;&quot;,&quot;&amp;[.I410]&amp;&quot;,&quot;&amp;[.J410]&amp;&quot;,&quot;&amp;[.K410]&amp;&quot;,&quot;&amp;[.L410]&amp;&quot;,&quot;&amp;[.M410]&amp;&quot;,&quot;&amp;[.N410]&amp;&quot;,&quot;&amp;[.S410]&amp;&quot;,&quot;&amp;[.T410]&amp;&quot;,&quot;&amp;[.U410]&amp;&quot;,&quot;&amp;[.V410]&amp;&quot;,&quot;&amp;[.W410]&amp;&quot;,&quot;&amp;[.X410]&amp;&quot;,&quot;&amp;[.Y410]&amp;&quot;,0,CURDATE(),CURDATE())&quot;&amp;IF(AND([.B410]&lt;&gt;INDIRECT(ADDRESS(ROW([.B410]) + 1;2));INDIRECT(ADDRESS(ROW([.A410]) + 1;1)) &gt; 0); &quot;;&quot;&amp;CHAR(13)&amp;CHAR(10)&amp;CHAR(13)&amp;CHAR(10)&amp;[.AA$3];IF(INDIRECT(ADDRESS(ROW([.A410]) + 1;1)) &gt; 0;&quot;,&quot;;&quot;;&quot;))" office:value-type="string" office:string-value="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1])-3" office:value-type="float" office:value="408" calcext:value-type="float">
            <text:p>408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1]=[.B410];[.C41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411];['file:///C:/Sites/goggles/db/seed_generators/training/Dati_Training.ods'#$exercises.$B$4:.$C$30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4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1]&amp;&quot;,&quot;&amp;[.C411]&amp;&quot;,&quot;&amp;IF(ISBLANK([.D411]);0;[.D411])&amp;&quot;,&quot;&amp;IF(ISBLANK([.E411]);0;[.E411])&amp;&quot;,&quot;&amp;[.I411]&amp;&quot;,&quot;&amp;[.J411]&amp;&quot;,&quot;&amp;[.K411]&amp;&quot;,&quot;&amp;[.L411]&amp;&quot;,&quot;&amp;[.M411]&amp;&quot;,&quot;&amp;[.N411]&amp;&quot;,&quot;&amp;[.S411]&amp;&quot;,&quot;&amp;[.T411]&amp;&quot;,&quot;&amp;[.U411]&amp;&quot;,&quot;&amp;[.V411]&amp;&quot;,&quot;&amp;[.W411]&amp;&quot;,&quot;&amp;[.X411]&amp;&quot;,&quot;&amp;[.Y411]&amp;&quot;,0,CURDATE(),CURDATE())&quot;&amp;IF(AND([.B411]&lt;&gt;INDIRECT(ADDRESS(ROW([.B411]) + 1;2));INDIRECT(ADDRESS(ROW([.A411]) + 1;1)) &gt; 0); &quot;;&quot;&amp;CHAR(13)&amp;CHAR(10)&amp;CHAR(13)&amp;CHAR(10)&amp;[.AA$3];IF(INDIRECT(ADDRESS(ROW([.A411]) + 1;1)) &gt; 0;&quot;,&quot;;&quot;;&quot;))" office:value-type="string" office:string-value="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2])-3" office:value-type="float" office:value="409" calcext:value-type="float">
            <text:p>409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2]=[.B411];[.C41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12];['file:///C:/Sites/goggles/db/seed_generators/training/Dati_Training.ods'#$exercises.$B$4:.$C$30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2]&amp;&quot;,&quot;&amp;[.C412]&amp;&quot;,&quot;&amp;IF(ISBLANK([.D412]);0;[.D412])&amp;&quot;,&quot;&amp;IF(ISBLANK([.E412]);0;[.E412])&amp;&quot;,&quot;&amp;[.I412]&amp;&quot;,&quot;&amp;[.J412]&amp;&quot;,&quot;&amp;[.K412]&amp;&quot;,&quot;&amp;[.L412]&amp;&quot;,&quot;&amp;[.M412]&amp;&quot;,&quot;&amp;[.N412]&amp;&quot;,&quot;&amp;[.S412]&amp;&quot;,&quot;&amp;[.T412]&amp;&quot;,&quot;&amp;[.U412]&amp;&quot;,&quot;&amp;[.V412]&amp;&quot;,&quot;&amp;[.W412]&amp;&quot;,&quot;&amp;[.X412]&amp;&quot;,&quot;&amp;[.Y412]&amp;&quot;,0,CURDATE(),CURDATE())&quot;&amp;IF(AND([.B412]&lt;&gt;INDIRECT(ADDRESS(ROW([.B412]) + 1;2));INDIRECT(ADDRESS(ROW([.A412]) + 1;1)) &gt; 0); &quot;;&quot;&amp;CHAR(13)&amp;CHAR(10)&amp;CHAR(13)&amp;CHAR(10)&amp;[.AA$3];IF(INDIRECT(ADDRESS(ROW([.A412]) + 1;1)) &gt; 0;&quot;,&quot;;&quot;;&quot;))" office:value-type="string" office:string-value="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3])-3" office:value-type="float" office:value="410" calcext:value-type="float">
            <text:p>410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3]=[.B412];[.C41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413];['file:///C:/Sites/goggles/db/seed_generators/training/Dati_Training.ods'#$exercises.$B$4:.$C$30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3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4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3]&amp;&quot;,&quot;&amp;[.C413]&amp;&quot;,&quot;&amp;IF(ISBLANK([.D413]);0;[.D413])&amp;&quot;,&quot;&amp;IF(ISBLANK([.E413]);0;[.E413])&amp;&quot;,&quot;&amp;[.I413]&amp;&quot;,&quot;&amp;[.J413]&amp;&quot;,&quot;&amp;[.K413]&amp;&quot;,&quot;&amp;[.L413]&amp;&quot;,&quot;&amp;[.M413]&amp;&quot;,&quot;&amp;[.N413]&amp;&quot;,&quot;&amp;[.S413]&amp;&quot;,&quot;&amp;[.T413]&amp;&quot;,&quot;&amp;[.U413]&amp;&quot;,&quot;&amp;[.V413]&amp;&quot;,&quot;&amp;[.W413]&amp;&quot;,&quot;&amp;[.X413]&amp;&quot;,&quot;&amp;[.Y413]&amp;&quot;,0,CURDATE(),CURDATE())&quot;&amp;IF(AND([.B413]&lt;&gt;INDIRECT(ADDRESS(ROW([.B413]) + 1;2));INDIRECT(ADDRESS(ROW([.A413]) + 1;1)) &gt; 0); &quot;;&quot;&amp;CHAR(13)&amp;CHAR(10)&amp;CHAR(13)&amp;CHAR(10)&amp;[.AA$3];IF(INDIRECT(ADDRESS(ROW([.A413]) + 1;1)) &gt; 0;&quot;,&quot;;&quot;;&quot;))" office:value-type="string" office:string-value="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4])-3" office:value-type="float" office:value="411" calcext:value-type="float">
            <text:p>411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4]=[.B413];[.C41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414];['file:///C:/Sites/goggles/db/seed_generators/training/Dati_Training.ods'#$exercises.$B$4:.$C$30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4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4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4]&amp;&quot;,&quot;&amp;[.C414]&amp;&quot;,&quot;&amp;IF(ISBLANK([.D414]);0;[.D414])&amp;&quot;,&quot;&amp;IF(ISBLANK([.E414]);0;[.E414])&amp;&quot;,&quot;&amp;[.I414]&amp;&quot;,&quot;&amp;[.J414]&amp;&quot;,&quot;&amp;[.K414]&amp;&quot;,&quot;&amp;[.L414]&amp;&quot;,&quot;&amp;[.M414]&amp;&quot;,&quot;&amp;[.N414]&amp;&quot;,&quot;&amp;[.S414]&amp;&quot;,&quot;&amp;[.T414]&amp;&quot;,&quot;&amp;[.U414]&amp;&quot;,&quot;&amp;[.V414]&amp;&quot;,&quot;&amp;[.W414]&amp;&quot;,&quot;&amp;[.X414]&amp;&quot;,&quot;&amp;[.Y414]&amp;&quot;,0,CURDATE(),CURDATE())&quot;&amp;IF(AND([.B414]&lt;&gt;INDIRECT(ADDRESS(ROW([.B414]) + 1;2));INDIRECT(ADDRESS(ROW([.A414]) + 1;1)) &gt; 0); &quot;;&quot;&amp;CHAR(13)&amp;CHAR(10)&amp;CHAR(13)&amp;CHAR(10)&amp;[.AA$3];IF(INDIRECT(ADDRESS(ROW([.A414]) + 1;1)) &gt; 0;&quot;,&quot;;&quot;;&quot;))" office:value-type="string" office:string-value="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5])-3" office:value-type="float" office:value="412" calcext:value-type="float">
            <text:p>412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5]=[.B414];[.C41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415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5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4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5]&amp;&quot;,&quot;&amp;[.C415]&amp;&quot;,&quot;&amp;IF(ISBLANK([.D415]);0;[.D415])&amp;&quot;,&quot;&amp;IF(ISBLANK([.E415]);0;[.E415])&amp;&quot;,&quot;&amp;[.I415]&amp;&quot;,&quot;&amp;[.J415]&amp;&quot;,&quot;&amp;[.K415]&amp;&quot;,&quot;&amp;[.L415]&amp;&quot;,&quot;&amp;[.M415]&amp;&quot;,&quot;&amp;[.N415]&amp;&quot;,&quot;&amp;[.S415]&amp;&quot;,&quot;&amp;[.T415]&amp;&quot;,&quot;&amp;[.U415]&amp;&quot;,&quot;&amp;[.V415]&amp;&quot;,&quot;&amp;[.W415]&amp;&quot;,&quot;&amp;[.X415]&amp;&quot;,&quot;&amp;[.Y415]&amp;&quot;,0,CURDATE(),CURDATE())&quot;&amp;IF(AND([.B415]&lt;&gt;INDIRECT(ADDRESS(ROW([.B415]) + 1;2));INDIRECT(ADDRESS(ROW([.A415]) + 1;1)) &gt; 0); &quot;;&quot;&amp;CHAR(13)&amp;CHAR(10)&amp;CHAR(13)&amp;CHAR(10)&amp;[.AA$3];IF(INDIRECT(ADDRESS(ROW([.A415]) + 1;1)) &gt; 0;&quot;,&quot;;&quot;;&quot;))" office:value-type="string" office:string-value="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6])-3" office:value-type="float" office:value="413" calcext:value-type="float">
            <text:p>413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6]=[.B415];[.C41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416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6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6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4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6]&amp;&quot;,&quot;&amp;[.C416]&amp;&quot;,&quot;&amp;IF(ISBLANK([.D416]);0;[.D416])&amp;&quot;,&quot;&amp;IF(ISBLANK([.E416]);0;[.E416])&amp;&quot;,&quot;&amp;[.I416]&amp;&quot;,&quot;&amp;[.J416]&amp;&quot;,&quot;&amp;[.K416]&amp;&quot;,&quot;&amp;[.L416]&amp;&quot;,&quot;&amp;[.M416]&amp;&quot;,&quot;&amp;[.N416]&amp;&quot;,&quot;&amp;[.S416]&amp;&quot;,&quot;&amp;[.T416]&amp;&quot;,&quot;&amp;[.U416]&amp;&quot;,&quot;&amp;[.V416]&amp;&quot;,&quot;&amp;[.W416]&amp;&quot;,&quot;&amp;[.X416]&amp;&quot;,&quot;&amp;[.Y416]&amp;&quot;,0,CURDATE(),CURDATE())&quot;&amp;IF(AND([.B416]&lt;&gt;INDIRECT(ADDRESS(ROW([.B416]) + 1;2));INDIRECT(ADDRESS(ROW([.A416]) + 1;1)) &gt; 0); &quot;;&quot;&amp;CHAR(13)&amp;CHAR(10)&amp;CHAR(13)&amp;CHAR(10)&amp;[.AA$3];IF(INDIRECT(ADDRESS(ROW([.A416]) + 1;1)) &gt; 0;&quot;,&quot;;&quot;;&quot;))" office:value-type="string" office:string-value="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7])-3" office:value-type="float" office:value="414" calcext:value-type="float">
            <text:p>414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7]=[.B416];[.C41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417];['file:///C:/Sites/goggles/db/seed_generators/training/Dati_Training.ods'#$exercises.$B$4:.$C$30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7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7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4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7]&amp;&quot;,&quot;&amp;[.C417]&amp;&quot;,&quot;&amp;IF(ISBLANK([.D417]);0;[.D417])&amp;&quot;,&quot;&amp;IF(ISBLANK([.E417]);0;[.E417])&amp;&quot;,&quot;&amp;[.I417]&amp;&quot;,&quot;&amp;[.J417]&amp;&quot;,&quot;&amp;[.K417]&amp;&quot;,&quot;&amp;[.L417]&amp;&quot;,&quot;&amp;[.M417]&amp;&quot;,&quot;&amp;[.N417]&amp;&quot;,&quot;&amp;[.S417]&amp;&quot;,&quot;&amp;[.T417]&amp;&quot;,&quot;&amp;[.U417]&amp;&quot;,&quot;&amp;[.V417]&amp;&quot;,&quot;&amp;[.W417]&amp;&quot;,&quot;&amp;[.X417]&amp;&quot;,&quot;&amp;[.Y417]&amp;&quot;,0,CURDATE(),CURDATE())&quot;&amp;IF(AND([.B417]&lt;&gt;INDIRECT(ADDRESS(ROW([.B417]) + 1;2));INDIRECT(ADDRESS(ROW([.A417]) + 1;1)) &gt; 0); &quot;;&quot;&amp;CHAR(13)&amp;CHAR(10)&amp;CHAR(13)&amp;CHAR(10)&amp;[.AA$3];IF(INDIRECT(ADDRESS(ROW([.A417]) + 1;1)) &gt; 0;&quot;,&quot;;&quot;;&quot;))" office:value-type="string" office:string-value="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8])-3" office:value-type="float" office:value="415" calcext:value-type="float">
            <text:p>415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8]=[.B417];[.C41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418];['file:///C:/Sites/goggles/db/seed_generators/training/Dati_Training.ods'#$exercises.$B$4:.$C$30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8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4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8]&amp;&quot;,&quot;&amp;[.C418]&amp;&quot;,&quot;&amp;IF(ISBLANK([.D418]);0;[.D418])&amp;&quot;,&quot;&amp;IF(ISBLANK([.E418]);0;[.E418])&amp;&quot;,&quot;&amp;[.I418]&amp;&quot;,&quot;&amp;[.J418]&amp;&quot;,&quot;&amp;[.K418]&amp;&quot;,&quot;&amp;[.L418]&amp;&quot;,&quot;&amp;[.M418]&amp;&quot;,&quot;&amp;[.N418]&amp;&quot;,&quot;&amp;[.S418]&amp;&quot;,&quot;&amp;[.T418]&amp;&quot;,&quot;&amp;[.U418]&amp;&quot;,&quot;&amp;[.V418]&amp;&quot;,&quot;&amp;[.W418]&amp;&quot;,&quot;&amp;[.X418]&amp;&quot;,&quot;&amp;[.Y418]&amp;&quot;,0,CURDATE(),CURDATE())&quot;&amp;IF(AND([.B418]&lt;&gt;INDIRECT(ADDRESS(ROW([.B418]) + 1;2));INDIRECT(ADDRESS(ROW([.A418]) + 1;1)) &gt; 0); &quot;;&quot;&amp;CHAR(13)&amp;CHAR(10)&amp;CHAR(13)&amp;CHAR(10)&amp;[.AA$3];IF(INDIRECT(ADDRESS(ROW([.A418]) + 1;1)) &gt; 0;&quot;,&quot;;&quot;;&quot;))" office:value-type="string" office:string-value="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9])-3" office:value-type="float" office:value="416" calcext:value-type="float">
            <text:p>416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9]=[.B418];[.C41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19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9]&amp;&quot;,&quot;&amp;[.C419]&amp;&quot;,&quot;&amp;IF(ISBLANK([.D419]);0;[.D419])&amp;&quot;,&quot;&amp;IF(ISBLANK([.E419]);0;[.E419])&amp;&quot;,&quot;&amp;[.I419]&amp;&quot;,&quot;&amp;[.J419]&amp;&quot;,&quot;&amp;[.K419]&amp;&quot;,&quot;&amp;[.L419]&amp;&quot;,&quot;&amp;[.M419]&amp;&quot;,&quot;&amp;[.N419]&amp;&quot;,&quot;&amp;[.S419]&amp;&quot;,&quot;&amp;[.T419]&amp;&quot;,&quot;&amp;[.U419]&amp;&quot;,&quot;&amp;[.V419]&amp;&quot;,&quot;&amp;[.W419]&amp;&quot;,&quot;&amp;[.X419]&amp;&quot;,&quot;&amp;[.Y419]&amp;&quot;,0,CURDATE(),CURDATE())&quot;&amp;IF(AND([.B419]&lt;&gt;INDIRECT(ADDRESS(ROW([.B419]) + 1;2));INDIRECT(ADDRESS(ROW([.A419]) + 1;1)) &gt; 0); &quot;;&quot;&amp;CHAR(13)&amp;CHAR(10)&amp;CHAR(13)&amp;CHAR(10)&amp;[.AA$3];IF(INDIRECT(ADDRESS(ROW([.A419]) + 1;1)) &gt; 0;&quot;,&quot;;&quot;;&quot;))" office:value-type="string" office:string-value="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0])-3" office:value-type="float" office:value="417" calcext:value-type="float">
            <text:p>417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0]=[.B419];[.C41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420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4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0]&amp;&quot;,&quot;&amp;[.C420]&amp;&quot;,&quot;&amp;IF(ISBLANK([.D420]);0;[.D420])&amp;&quot;,&quot;&amp;IF(ISBLANK([.E420]);0;[.E420])&amp;&quot;,&quot;&amp;[.I420]&amp;&quot;,&quot;&amp;[.J420]&amp;&quot;,&quot;&amp;[.K420]&amp;&quot;,&quot;&amp;[.L420]&amp;&quot;,&quot;&amp;[.M420]&amp;&quot;,&quot;&amp;[.N420]&amp;&quot;,&quot;&amp;[.S420]&amp;&quot;,&quot;&amp;[.T420]&amp;&quot;,&quot;&amp;[.U420]&amp;&quot;,&quot;&amp;[.V420]&amp;&quot;,&quot;&amp;[.W420]&amp;&quot;,&quot;&amp;[.X420]&amp;&quot;,&quot;&amp;[.Y420]&amp;&quot;,0,CURDATE(),CURDATE())&quot;&amp;IF(AND([.B420]&lt;&gt;INDIRECT(ADDRESS(ROW([.B420]) + 1;2));INDIRECT(ADDRESS(ROW([.A420]) + 1;1)) &gt; 0); &quot;;&quot;&amp;CHAR(13)&amp;CHAR(10)&amp;CHAR(13)&amp;CHAR(10)&amp;[.AA$3];IF(INDIRECT(ADDRESS(ROW([.A420]) + 1;1)) &gt; 0;&quot;,&quot;;&quot;;&quot;))" office:value-type="string" office:string-value="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1])-3" office:value-type="float" office:value="418" calcext:value-type="float">
            <text:p>418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1]=[.B420];[.C42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21];['file:///C:/Sites/goggles/db/seed_generators/training/Dati_Training.ods'#$exercises.$B$4:.$C$30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1]&amp;&quot;,&quot;&amp;[.C421]&amp;&quot;,&quot;&amp;IF(ISBLANK([.D421]);0;[.D421])&amp;&quot;,&quot;&amp;IF(ISBLANK([.E421]);0;[.E421])&amp;&quot;,&quot;&amp;[.I421]&amp;&quot;,&quot;&amp;[.J421]&amp;&quot;,&quot;&amp;[.K421]&amp;&quot;,&quot;&amp;[.L421]&amp;&quot;,&quot;&amp;[.M421]&amp;&quot;,&quot;&amp;[.N421]&amp;&quot;,&quot;&amp;[.S421]&amp;&quot;,&quot;&amp;[.T421]&amp;&quot;,&quot;&amp;[.U421]&amp;&quot;,&quot;&amp;[.V421]&amp;&quot;,&quot;&amp;[.W421]&amp;&quot;,&quot;&amp;[.X421]&amp;&quot;,&quot;&amp;[.Y421]&amp;&quot;,0,CURDATE(),CURDATE())&quot;&amp;IF(AND([.B421]&lt;&gt;INDIRECT(ADDRESS(ROW([.B421]) + 1;2));INDIRECT(ADDRESS(ROW([.A421]) + 1;1)) &gt; 0); &quot;;&quot;&amp;CHAR(13)&amp;CHAR(10)&amp;CHAR(13)&amp;CHAR(10)&amp;[.AA$3];IF(INDIRECT(ADDRESS(ROW([.A421]) + 1;1)) &gt; 0;&quot;,&quot;;&quot;;&quot;))" office:value-type="string" office:string-value="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2])-3" office:value-type="float" office:value="419" calcext:value-type="float">
            <text:p>419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2]=[.B421];[.C421]+1;1)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22];['file:///C:/Sites/goggles/db/seed_generators/training/Dati_Training.ods'#$exercises.$B$4:.$C$30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2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2]&amp;&quot;,&quot;&amp;[.C422]&amp;&quot;,&quot;&amp;IF(ISBLANK([.D422]);0;[.D422])&amp;&quot;,&quot;&amp;IF(ISBLANK([.E422]);0;[.E422])&amp;&quot;,&quot;&amp;[.I422]&amp;&quot;,&quot;&amp;[.J422]&amp;&quot;,&quot;&amp;[.K422]&amp;&quot;,&quot;&amp;[.L422]&amp;&quot;,&quot;&amp;[.M422]&amp;&quot;,&quot;&amp;[.N422]&amp;&quot;,&quot;&amp;[.S422]&amp;&quot;,&quot;&amp;[.T422]&amp;&quot;,&quot;&amp;[.U422]&amp;&quot;,&quot;&amp;[.V422]&amp;&quot;,&quot;&amp;[.W422]&amp;&quot;,&quot;&amp;[.X422]&amp;&quot;,&quot;&amp;[.Y422]&amp;&quot;,0,CURDATE(),CURDATE())&quot;&amp;IF(AND([.B422]&lt;&gt;INDIRECT(ADDRESS(ROW([.B422]) + 1;2));INDIRECT(ADDRESS(ROW([.A422]) + 1;1)) &gt; 0); &quot;;&quot;&amp;CHAR(13)&amp;CHAR(10)&amp;CHAR(13)&amp;CHAR(10)&amp;[.AA$3];IF(INDIRECT(ADDRESS(ROW([.A422]) + 1;1)) &gt; 0;&quot;,&quot;;&quot;;&quot;))" office:value-type="string" office:string-value="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3])-3" office:value-type="float" office:value="420" calcext:value-type="float">
            <text:p>420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3]=[.B422];[.C422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423];['file:///C:/Sites/goggles/db/seed_generators/training/Dati_Training.ods'#$exercises.$B$4:.$C$30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3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4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3]&amp;&quot;,&quot;&amp;[.C423]&amp;&quot;,&quot;&amp;IF(ISBLANK([.D423]);0;[.D423])&amp;&quot;,&quot;&amp;IF(ISBLANK([.E423]);0;[.E423])&amp;&quot;,&quot;&amp;[.I423]&amp;&quot;,&quot;&amp;[.J423]&amp;&quot;,&quot;&amp;[.K423]&amp;&quot;,&quot;&amp;[.L423]&amp;&quot;,&quot;&amp;[.M423]&amp;&quot;,&quot;&amp;[.N423]&amp;&quot;,&quot;&amp;[.S423]&amp;&quot;,&quot;&amp;[.T423]&amp;&quot;,&quot;&amp;[.U423]&amp;&quot;,&quot;&amp;[.V423]&amp;&quot;,&quot;&amp;[.W423]&amp;&quot;,&quot;&amp;[.X423]&amp;&quot;,&quot;&amp;[.Y423]&amp;&quot;,0,CURDATE(),CURDATE())&quot;&amp;IF(AND([.B423]&lt;&gt;INDIRECT(ADDRESS(ROW([.B423]) + 1;2));INDIRECT(ADDRESS(ROW([.A423]) + 1;1)) &gt; 0); &quot;;&quot;&amp;CHAR(13)&amp;CHAR(10)&amp;CHAR(13)&amp;CHAR(10)&amp;[.AA$3];IF(INDIRECT(ADDRESS(ROW([.A423]) + 1;1)) &gt; 0;&quot;,&quot;;&quot;;&quot;))" office:value-type="string" office:string-value="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24])-3" office:value-type="float" office:value="421" calcext:value-type="float">
            <text:p>421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4]=[.B423];[.C42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4]&amp;&quot;,&quot;&amp;[.C424]&amp;&quot;,&quot;&amp;IF(ISBLANK([.D424]);0;[.D424])&amp;&quot;,&quot;&amp;IF(ISBLANK([.E424]);0;[.E424])&amp;&quot;,&quot;&amp;[.I424]&amp;&quot;,&quot;&amp;[.J424]&amp;&quot;,&quot;&amp;[.K424]&amp;&quot;,&quot;&amp;[.L424]&amp;&quot;,&quot;&amp;[.M424]&amp;&quot;,&quot;&amp;[.N424]&amp;&quot;,&quot;&amp;[.S424]&amp;&quot;,&quot;&amp;[.T424]&amp;&quot;,&quot;&amp;[.U424]&amp;&quot;,&quot;&amp;[.V424]&amp;&quot;,&quot;&amp;[.W424]&amp;&quot;,&quot;&amp;[.X424]&amp;&quot;,&quot;&amp;[.Y424]&amp;&quot;,0,CURDATE(),CURDATE())&quot;&amp;IF(AND([.B424]&lt;&gt;INDIRECT(ADDRESS(ROW([.B424]) + 1;2));INDIRECT(ADDRESS(ROW([.A424]) + 1;1)) &gt; 0); &quot;;&quot;&amp;CHAR(13)&amp;CHAR(10)&amp;CHAR(13)&amp;CHAR(10)&amp;[.AA$3];IF(INDIRECT(ADDRESS(ROW([.A424]) + 1;1)) &gt; 0;&quot;,&quot;;&quot;;&quot;))" office:value-type="string" office:string-value="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25])-3" office:value-type="float" office:value="422" calcext:value-type="float">
            <text:p>422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5]=[.B424];[.C4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5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5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5]&amp;&quot;,&quot;&amp;[.C425]&amp;&quot;,&quot;&amp;IF(ISBLANK([.D425]);0;[.D425])&amp;&quot;,&quot;&amp;IF(ISBLANK([.E425]);0;[.E425])&amp;&quot;,&quot;&amp;[.I425]&amp;&quot;,&quot;&amp;[.J425]&amp;&quot;,&quot;&amp;[.K425]&amp;&quot;,&quot;&amp;[.L425]&amp;&quot;,&quot;&amp;[.M425]&amp;&quot;,&quot;&amp;[.N425]&amp;&quot;,&quot;&amp;[.S425]&amp;&quot;,&quot;&amp;[.T425]&amp;&quot;,&quot;&amp;[.U425]&amp;&quot;,&quot;&amp;[.V425]&amp;&quot;,&quot;&amp;[.W425]&amp;&quot;,&quot;&amp;[.X425]&amp;&quot;,&quot;&amp;[.Y425]&amp;&quot;,0,CURDATE(),CURDATE())&quot;&amp;IF(AND([.B425]&lt;&gt;INDIRECT(ADDRESS(ROW([.B425]) + 1;2));INDIRECT(ADDRESS(ROW([.A425]) + 1;1)) &gt; 0); &quot;;&quot;&amp;CHAR(13)&amp;CHAR(10)&amp;CHAR(13)&amp;CHAR(10)&amp;[.AA$3];IF(INDIRECT(ADDRESS(ROW([.A425]) + 1;1)) &gt; 0;&quot;,&quot;;&quot;;&quot;))" office:value-type="string" office:string-value="(422,1,1,400,0,0,0,0,0,0,(select t.id from user_trainings t where t.description = 'MC1 Set 04.2 aerobicos serale by Tin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2,1,1,400,0,0,0,0,0,0,(select t.id from user_trainings t where t.description = 'MC1 Set 04.2 aerobicos serale by Tin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6])-3" office:value-type="float" office:value="423" calcext:value-type="float">
            <text:p>423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6]=[.B425];[.C425]+1;1)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P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6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6]&amp;&quot;')&quot;" office:value-type="string" office:string-value="(select t.id from kick_aux_types t where t.code = 'P')" calcext:value-type="string">
            <text:p>(select t.id from kick_aux_types t where t.code = 'P')</text:p>
          </table:table-cell>
          <table:table-cell table:style-name="ce7" table:formula="of:=&quot;(select t.id from &quot;&amp;[.Q$2]&amp;&quot; t where t.&quot;&amp;[.Q$3]&amp;&quot; = '&quot;&amp;[.Q4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6]&amp;&quot;,&quot;&amp;[.C426]&amp;&quot;,&quot;&amp;IF(ISBLANK([.D426]);0;[.D426])&amp;&quot;,&quot;&amp;IF(ISBLANK([.E426]);0;[.E426])&amp;&quot;,&quot;&amp;[.I426]&amp;&quot;,&quot;&amp;[.J426]&amp;&quot;,&quot;&amp;[.K426]&amp;&quot;,&quot;&amp;[.L426]&amp;&quot;,&quot;&amp;[.M426]&amp;&quot;,&quot;&amp;[.N426]&amp;&quot;,&quot;&amp;[.S426]&amp;&quot;,&quot;&amp;[.T426]&amp;&quot;,&quot;&amp;[.U426]&amp;&quot;,&quot;&amp;[.V426]&amp;&quot;,&quot;&amp;[.W426]&amp;&quot;,&quot;&amp;[.X426]&amp;&quot;,&quot;&amp;[.Y426]&amp;&quot;,0,CURDATE(),CURDATE())&quot;&amp;IF(AND([.B426]&lt;&gt;INDIRECT(ADDRESS(ROW([.B426]) + 1;2));INDIRECT(ADDRESS(ROW([.A426]) + 1;1)) &gt; 0); &quot;;&quot;&amp;CHAR(13)&amp;CHAR(10)&amp;CHAR(13)&amp;CHAR(10)&amp;[.AA$3];IF(INDIRECT(ADDRESS(ROW([.A426]) + 1;1)) &gt; 0;&quot;,&quot;;&quot;;&quot;))" office:value-type="string" office:string-value="(423,2,5,100,0,20,0,0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P'),(select t.id from body_aux_types t where t.code = ''),(select t.id from breath_aux_types t where t.code = ''),0,CURDATE(),CURDATE())," calcext:value-type="string">
            <text:p>(423,2,5,100,0,20,0,0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P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7])-3" office:value-type="float" office:value="424" calcext:value-type="float">
            <text:p>424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7]=[.B426];[.C42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7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7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7]&amp;&quot;,&quot;&amp;[.C427]&amp;&quot;,&quot;&amp;IF(ISBLANK([.D427]);0;[.D427])&amp;&quot;,&quot;&amp;IF(ISBLANK([.E427]);0;[.E427])&amp;&quot;,&quot;&amp;[.I427]&amp;&quot;,&quot;&amp;[.J427]&amp;&quot;,&quot;&amp;[.K427]&amp;&quot;,&quot;&amp;[.L427]&amp;&quot;,&quot;&amp;[.M427]&amp;&quot;,&quot;&amp;[.N427]&amp;&quot;,&quot;&amp;[.S427]&amp;&quot;,&quot;&amp;[.T427]&amp;&quot;,&quot;&amp;[.U427]&amp;&quot;,&quot;&amp;[.V427]&amp;&quot;,&quot;&amp;[.W427]&amp;&quot;,&quot;&amp;[.X427]&amp;&quot;,&quot;&amp;[.Y427]&amp;&quot;,0,CURDATE(),CURDATE())&quot;&amp;IF(AND([.B427]&lt;&gt;INDIRECT(ADDRESS(ROW([.B427]) + 1;2));INDIRECT(ADDRESS(ROW([.A427]) + 1;1)) &gt; 0); &quot;;&quot;&amp;CHAR(13)&amp;CHAR(10)&amp;CHAR(13)&amp;CHAR(10)&amp;[.AA$3];IF(INDIRECT(ADDRESS(ROW([.A427]) + 1;1)) &gt; 0;&quot;,&quot;;&quot;;&quot;))" office:value-type="string" office:string-value="(424,3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4,3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8])-3" office:value-type="float" office:value="425" calcext:value-type="float">
            <text:p>425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8]=[.B427];[.C427]+1;1)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3</text:p>
          </table:table-cell>
          <table:table-cell table:style-name="ce11" table:formula="of:=VLOOKUP([.F428];['file:///C:/Sites/goggles/db/seed_generators/training/Dati_Training.ods'#$exercises.$B$4:.$C$300];2;0)" office:value-type="string" office:string-value="SL fartlek 25 forte 75 sciolto" calcext:value-type="string">
            <text:p>SL fartlek 25 forte 75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8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8]&amp;&quot;')&quot;" office:value-type="string" office:string-value="(select t.id from exercises t where t.code = 'C1SLF3')" calcext:value-type="string">
            <text:p>(select t.id from exercises t where t.code = 'C1SLF3')</text:p>
          </table:table-cell>
          <table:table-cell table:style-name="ce7" table:formula="of:=&quot;(select t.id from &quot;&amp;[.H$2]&amp;&quot; t where t.&quot;&amp;[.H$3]&amp;&quot; = '&quot;&amp;[.H4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8]&amp;&quot;,&quot;&amp;[.C428]&amp;&quot;,&quot;&amp;IF(ISBLANK([.D428]);0;[.D428])&amp;&quot;,&quot;&amp;IF(ISBLANK([.E428]);0;[.E428])&amp;&quot;,&quot;&amp;[.I428]&amp;&quot;,&quot;&amp;[.J428]&amp;&quot;,&quot;&amp;[.K428]&amp;&quot;,&quot;&amp;[.L428]&amp;&quot;,&quot;&amp;[.M428]&amp;&quot;,&quot;&amp;[.N428]&amp;&quot;,&quot;&amp;[.S428]&amp;&quot;,&quot;&amp;[.T428]&amp;&quot;,&quot;&amp;[.U428]&amp;&quot;,&quot;&amp;[.V428]&amp;&quot;,&quot;&amp;[.W428]&amp;&quot;,&quot;&amp;[.X428]&amp;&quot;,&quot;&amp;[.Y428]&amp;&quot;,0,CURDATE(),CURDATE())&quot;&amp;IF(AND([.B428]&lt;&gt;INDIRECT(ADDRESS(ROW([.B428]) + 1;2));INDIRECT(ADDRESS(ROW([.A428]) + 1;1)) &gt; 0); &quot;;&quot;&amp;CHAR(13)&amp;CHAR(10)&amp;CHAR(13)&amp;CHAR(10)&amp;[.AA$3];IF(INDIRECT(ADDRESS(ROW([.A428]) + 1;1)) &gt; 0;&quot;,&quot;;&quot;;&quot;))" office:value-type="string" office:string-value="(425,4,5,100,0,20,0,0,0,0,(select t.id from user_trainings t where t.description = 'MC1 Set 04.2 aerobicos serale by Tino'),(select t.id from exercises t where t.code = 'C1SLF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5,4,5,100,0,20,0,0,0,0,(select t.id from user_trainings t where t.description = 'MC1 Set 04.2 aerobicos serale by Tino'),(select t.id from exercises t where t.code = 'C1SLF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9])-3" office:value-type="float" office:value="426" calcext:value-type="float">
            <text:p>426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9]=[.B428];[.C42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9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9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9]&amp;&quot;,&quot;&amp;[.C429]&amp;&quot;,&quot;&amp;IF(ISBLANK([.D429]);0;[.D429])&amp;&quot;,&quot;&amp;IF(ISBLANK([.E429]);0;[.E429])&amp;&quot;,&quot;&amp;[.I429]&amp;&quot;,&quot;&amp;[.J429]&amp;&quot;,&quot;&amp;[.K429]&amp;&quot;,&quot;&amp;[.L429]&amp;&quot;,&quot;&amp;[.M429]&amp;&quot;,&quot;&amp;[.N429]&amp;&quot;,&quot;&amp;[.S429]&amp;&quot;,&quot;&amp;[.T429]&amp;&quot;,&quot;&amp;[.U429]&amp;&quot;,&quot;&amp;[.V429]&amp;&quot;,&quot;&amp;[.W429]&amp;&quot;,&quot;&amp;[.X429]&amp;&quot;,&quot;&amp;[.Y429]&amp;&quot;,0,CURDATE(),CURDATE())&quot;&amp;IF(AND([.B429]&lt;&gt;INDIRECT(ADDRESS(ROW([.B429]) + 1;2));INDIRECT(ADDRESS(ROW([.A429]) + 1;1)) &gt; 0); &quot;;&quot;&amp;CHAR(13)&amp;CHAR(10)&amp;CHAR(13)&amp;CHAR(10)&amp;[.AA$3];IF(INDIRECT(ADDRESS(ROW([.A429]) + 1;1)) &gt; 0;&quot;,&quot;;&quot;;&quot;))" office:value-type="string" office:string-value="(426,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6,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0])-3" office:value-type="float" office:value="427" calcext:value-type="float">
            <text:p>427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0]=[.B429];[.C42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430];['file:///C:/Sites/goggles/db/seed_generators/training/Dati_Training.ods'#$exercises.$B$4:.$C$30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0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0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43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0]&amp;&quot;,&quot;&amp;[.C430]&amp;&quot;,&quot;&amp;IF(ISBLANK([.D430]);0;[.D430])&amp;&quot;,&quot;&amp;IF(ISBLANK([.E430]);0;[.E430])&amp;&quot;,&quot;&amp;[.I430]&amp;&quot;,&quot;&amp;[.J430]&amp;&quot;,&quot;&amp;[.K430]&amp;&quot;,&quot;&amp;[.L430]&amp;&quot;,&quot;&amp;[.M430]&amp;&quot;,&quot;&amp;[.N430]&amp;&quot;,&quot;&amp;[.S430]&amp;&quot;,&quot;&amp;[.T430]&amp;&quot;,&quot;&amp;[.U430]&amp;&quot;,&quot;&amp;[.V430]&amp;&quot;,&quot;&amp;[.W430]&amp;&quot;,&quot;&amp;[.X430]&amp;&quot;,&quot;&amp;[.Y430]&amp;&quot;,0,CURDATE(),CURDATE())&quot;&amp;IF(AND([.B430]&lt;&gt;INDIRECT(ADDRESS(ROW([.B430]) + 1;2));INDIRECT(ADDRESS(ROW([.A430]) + 1;1)) &gt; 0); &quot;;&quot;&amp;CHAR(13)&amp;CHAR(10)&amp;CHAR(13)&amp;CHAR(10)&amp;[.AA$3];IF(INDIRECT(ADDRESS(ROW([.A430]) + 1;1)) &gt; 0;&quot;,&quot;;&quot;;&quot;))" office:value-type="string" office:string-value="(427,6,1,200,0,20,0,0,0,0,(select t.id from user_trainings t where t.description = 'MC1 Set 04.2 aerobicos serale by Tin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7,6,1,200,0,20,0,0,0,0,(select t.id from user_trainings t where t.description = 'MC1 Set 04.2 aerobicos serale by Tin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1])-3" office:value-type="float" office:value="428" calcext:value-type="float">
            <text:p>428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1]=[.B430];[.C43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431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1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43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1]&amp;&quot;,&quot;&amp;[.C431]&amp;&quot;,&quot;&amp;IF(ISBLANK([.D431]);0;[.D431])&amp;&quot;,&quot;&amp;IF(ISBLANK([.E431]);0;[.E431])&amp;&quot;,&quot;&amp;[.I431]&amp;&quot;,&quot;&amp;[.J431]&amp;&quot;,&quot;&amp;[.K431]&amp;&quot;,&quot;&amp;[.L431]&amp;&quot;,&quot;&amp;[.M431]&amp;&quot;,&quot;&amp;[.N431]&amp;&quot;,&quot;&amp;[.S431]&amp;&quot;,&quot;&amp;[.T431]&amp;&quot;,&quot;&amp;[.U431]&amp;&quot;,&quot;&amp;[.V431]&amp;&quot;,&quot;&amp;[.W431]&amp;&quot;,&quot;&amp;[.X431]&amp;&quot;,&quot;&amp;[.Y431]&amp;&quot;,0,CURDATE(),CURDATE())&quot;&amp;IF(AND([.B431]&lt;&gt;INDIRECT(ADDRESS(ROW([.B431]) + 1;2));INDIRECT(ADDRESS(ROW([.A431]) + 1;1)) &gt; 0); &quot;;&quot;&amp;CHAR(13)&amp;CHAR(10)&amp;CHAR(13)&amp;CHAR(10)&amp;[.AA$3];IF(INDIRECT(ADDRESS(ROW([.A431]) + 1;1)) &gt; 0;&quot;,&quot;;&quot;;&quot;))" office:value-type="string" office:string-value="(428,7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8,7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2])-3" office:value-type="float" office:value="429" calcext:value-type="float">
            <text:p>429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2]=[.B431];[.C43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32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2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2]&amp;&quot;,&quot;&amp;[.C432]&amp;&quot;,&quot;&amp;IF(ISBLANK([.D432]);0;[.D432])&amp;&quot;,&quot;&amp;IF(ISBLANK([.E432]);0;[.E432])&amp;&quot;,&quot;&amp;[.I432]&amp;&quot;,&quot;&amp;[.J432]&amp;&quot;,&quot;&amp;[.K432]&amp;&quot;,&quot;&amp;[.L432]&amp;&quot;,&quot;&amp;[.M432]&amp;&quot;,&quot;&amp;[.N432]&amp;&quot;,&quot;&amp;[.S432]&amp;&quot;,&quot;&amp;[.T432]&amp;&quot;,&quot;&amp;[.U432]&amp;&quot;,&quot;&amp;[.V432]&amp;&quot;,&quot;&amp;[.W432]&amp;&quot;,&quot;&amp;[.X432]&amp;&quot;,&quot;&amp;[.Y432]&amp;&quot;,0,CURDATE(),CURDATE())&quot;&amp;IF(AND([.B432]&lt;&gt;INDIRECT(ADDRESS(ROW([.B432]) + 1;2));INDIRECT(ADDRESS(ROW([.A432]) + 1;1)) &gt; 0); &quot;;&quot;&amp;CHAR(13)&amp;CHAR(10)&amp;CHAR(13)&amp;CHAR(10)&amp;[.AA$3];IF(INDIRECT(ADDRESS(ROW([.A432]) + 1;1)) &gt; 0;&quot;,&quot;;&quot;;&quot;))" office:value-type="string" office:string-value="(429,8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9,8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3])-3" office:value-type="float" office:value="430" calcext:value-type="float">
            <text:p>430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3]=[.B432];[.C43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433];['file:///C:/Sites/goggles/db/seed_generators/training/Dati_Training.ods'#$exercises.$B$4:.$C$30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3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3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4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3]&amp;&quot;,&quot;&amp;[.C433]&amp;&quot;,&quot;&amp;IF(ISBLANK([.D433]);0;[.D433])&amp;&quot;,&quot;&amp;IF(ISBLANK([.E433]);0;[.E433])&amp;&quot;,&quot;&amp;[.I433]&amp;&quot;,&quot;&amp;[.J433]&amp;&quot;,&quot;&amp;[.K433]&amp;&quot;,&quot;&amp;[.L433]&amp;&quot;,&quot;&amp;[.M433]&amp;&quot;,&quot;&amp;[.N433]&amp;&quot;,&quot;&amp;[.S433]&amp;&quot;,&quot;&amp;[.T433]&amp;&quot;,&quot;&amp;[.U433]&amp;&quot;,&quot;&amp;[.V433]&amp;&quot;,&quot;&amp;[.W433]&amp;&quot;,&quot;&amp;[.X433]&amp;&quot;,&quot;&amp;[.Y433]&amp;&quot;,0,CURDATE(),CURDATE())&quot;&amp;IF(AND([.B433]&lt;&gt;INDIRECT(ADDRESS(ROW([.B433]) + 1;2));INDIRECT(ADDRESS(ROW([.A433]) + 1;1)) &gt; 0); &quot;;&quot;&amp;CHAR(13)&amp;CHAR(10)&amp;CHAR(13)&amp;CHAR(10)&amp;[.AA$3];IF(INDIRECT(ADDRESS(ROW([.A433]) + 1;1)) &gt; 0;&quot;,&quot;;&quot;;&quot;))" office:value-type="string" office:string-value="(430,9,1,15,0,0,1,1,0,0,(select t.id from user_trainings t where t.description = 'MC1 Set 04.2 aerobicos serale by Tin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0,9,1,15,0,0,1,1,0,0,(select t.id from user_trainings t where t.description = 'MC1 Set 04.2 aerobicos serale by Tin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4])-3" office:value-type="float" office:value="431" calcext:value-type="float">
            <text:p>431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4]=[.B433];[.C4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434];['file:///C:/Sites/goggles/db/seed_generators/training/Dati_Training.ods'#$exercises.$B$4:.$C$30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4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4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4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4]&amp;&quot;,&quot;&amp;[.C434]&amp;&quot;,&quot;&amp;IF(ISBLANK([.D434]);0;[.D434])&amp;&quot;,&quot;&amp;IF(ISBLANK([.E434]);0;[.E434])&amp;&quot;,&quot;&amp;[.I434]&amp;&quot;,&quot;&amp;[.J434]&amp;&quot;,&quot;&amp;[.K434]&amp;&quot;,&quot;&amp;[.L434]&amp;&quot;,&quot;&amp;[.M434]&amp;&quot;,&quot;&amp;[.N434]&amp;&quot;,&quot;&amp;[.S434]&amp;&quot;,&quot;&amp;[.T434]&amp;&quot;,&quot;&amp;[.U434]&amp;&quot;,&quot;&amp;[.V434]&amp;&quot;,&quot;&amp;[.W434]&amp;&quot;,&quot;&amp;[.X434]&amp;&quot;,&quot;&amp;[.Y434]&amp;&quot;,0,CURDATE(),CURDATE())&quot;&amp;IF(AND([.B434]&lt;&gt;INDIRECT(ADDRESS(ROW([.B434]) + 1;2));INDIRECT(ADDRESS(ROW([.A434]) + 1;1)) &gt; 0); &quot;;&quot;&amp;CHAR(13)&amp;CHAR(10)&amp;CHAR(13)&amp;CHAR(10)&amp;[.AA$3];IF(INDIRECT(ADDRESS(ROW([.A434]) + 1;1)) &gt; 0;&quot;,&quot;;&quot;;&quot;))" office:value-type="string" office:string-value="(431,10,1,35,0,0,1,1,0,0,(select t.id from user_trainings t where t.description = 'MC1 Set 04.2 aerobicos serale by Tin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1,10,1,35,0,0,1,1,0,0,(select t.id from user_trainings t where t.description = 'MC1 Set 04.2 aerobicos serale by Tin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5])-3" office:value-type="float" office:value="432" calcext:value-type="float">
            <text:p>432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5]=[.B434];[.C43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435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5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4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5]&amp;&quot;,&quot;&amp;[.C435]&amp;&quot;,&quot;&amp;IF(ISBLANK([.D435]);0;[.D435])&amp;&quot;,&quot;&amp;IF(ISBLANK([.E435]);0;[.E435])&amp;&quot;,&quot;&amp;[.I435]&amp;&quot;,&quot;&amp;[.J435]&amp;&quot;,&quot;&amp;[.K435]&amp;&quot;,&quot;&amp;[.L435]&amp;&quot;,&quot;&amp;[.M435]&amp;&quot;,&quot;&amp;[.N435]&amp;&quot;,&quot;&amp;[.S435]&amp;&quot;,&quot;&amp;[.T435]&amp;&quot;,&quot;&amp;[.U435]&amp;&quot;,&quot;&amp;[.V435]&amp;&quot;,&quot;&amp;[.W435]&amp;&quot;,&quot;&amp;[.X435]&amp;&quot;,&quot;&amp;[.Y435]&amp;&quot;,0,CURDATE(),CURDATE())&quot;&amp;IF(AND([.B435]&lt;&gt;INDIRECT(ADDRESS(ROW([.B435]) + 1;2));INDIRECT(ADDRESS(ROW([.A435]) + 1;1)) &gt; 0); &quot;;&quot;&amp;CHAR(13)&amp;CHAR(10)&amp;CHAR(13)&amp;CHAR(10)&amp;[.AA$3];IF(INDIRECT(ADDRESS(ROW([.A435]) + 1;1)) &gt; 0;&quot;,&quot;;&quot;;&quot;))" office:value-type="string" office:string-value="(432,11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2,11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6])-3" office:value-type="float" office:value="433" calcext:value-type="float">
            <text:p>433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6]=[.B435];[.C4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36];['file:///C:/Sites/goggles/db/seed_generators/training/Dati_Training.ods'#$exercises.$B$4:.$C$30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6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6]&amp;&quot;,&quot;&amp;[.C436]&amp;&quot;,&quot;&amp;IF(ISBLANK([.D436]);0;[.D436])&amp;&quot;,&quot;&amp;IF(ISBLANK([.E436]);0;[.E436])&amp;&quot;,&quot;&amp;[.I436]&amp;&quot;,&quot;&amp;[.J436]&amp;&quot;,&quot;&amp;[.K436]&amp;&quot;,&quot;&amp;[.L436]&amp;&quot;,&quot;&amp;[.M436]&amp;&quot;,&quot;&amp;[.N436]&amp;&quot;,&quot;&amp;[.S436]&amp;&quot;,&quot;&amp;[.T436]&amp;&quot;,&quot;&amp;[.U436]&amp;&quot;,&quot;&amp;[.V436]&amp;&quot;,&quot;&amp;[.W436]&amp;&quot;,&quot;&amp;[.X436]&amp;&quot;,&quot;&amp;[.Y436]&amp;&quot;,0,CURDATE(),CURDATE())&quot;&amp;IF(AND([.B436]&lt;&gt;INDIRECT(ADDRESS(ROW([.B436]) + 1;2));INDIRECT(ADDRESS(ROW([.A436]) + 1;1)) &gt; 0); &quot;;&quot;&amp;CHAR(13)&amp;CHAR(10)&amp;CHAR(13)&amp;CHAR(10)&amp;[.AA$3];IF(INDIRECT(ADDRESS(ROW([.A436]) + 1;1)) &gt; 0;&quot;,&quot;;&quot;;&quot;))" office:value-type="string" office:string-value="(433,12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3,12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7])-3" office:value-type="float" office:value="434" calcext:value-type="float">
            <text:p>434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7]=[.B436];[.C43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437];['file:///C:/Sites/goggles/db/seed_generators/training/Dati_Training.ods'#$exercises.$B$4:.$C$30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7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7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4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7]&amp;&quot;,&quot;&amp;[.C437]&amp;&quot;,&quot;&amp;IF(ISBLANK([.D437]);0;[.D437])&amp;&quot;,&quot;&amp;IF(ISBLANK([.E437]);0;[.E437])&amp;&quot;,&quot;&amp;[.I437]&amp;&quot;,&quot;&amp;[.J437]&amp;&quot;,&quot;&amp;[.K437]&amp;&quot;,&quot;&amp;[.L437]&amp;&quot;,&quot;&amp;[.M437]&amp;&quot;,&quot;&amp;[.N437]&amp;&quot;,&quot;&amp;[.S437]&amp;&quot;,&quot;&amp;[.T437]&amp;&quot;,&quot;&amp;[.U437]&amp;&quot;,&quot;&amp;[.V437]&amp;&quot;,&quot;&amp;[.W437]&amp;&quot;,&quot;&amp;[.X437]&amp;&quot;,&quot;&amp;[.Y437]&amp;&quot;,0,CURDATE(),CURDATE())&quot;&amp;IF(AND([.B437]&lt;&gt;INDIRECT(ADDRESS(ROW([.B437]) + 1;2));INDIRECT(ADDRESS(ROW([.A437]) + 1;1)) &gt; 0); &quot;;&quot;&amp;CHAR(13)&amp;CHAR(10)&amp;CHAR(13)&amp;CHAR(10)&amp;[.AA$3];IF(INDIRECT(ADDRESS(ROW([.A437]) + 1;1)) &gt; 0;&quot;,&quot;;&quot;;&quot;))" office:value-type="string" office:string-value="(434,13,1,15,0,0,1,1,0,0,(select t.id from user_trainings t where t.description = 'MC1 Set 04.2 aerobicos serale by Tin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4,13,1,15,0,0,1,1,0,0,(select t.id from user_trainings t where t.description = 'MC1 Set 04.2 aerobicos serale by Tin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8])-3" office:value-type="float" office:value="435" calcext:value-type="float">
            <text:p>435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8]=[.B437];[.C4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438];['file:///C:/Sites/goggles/db/seed_generators/training/Dati_Training.ods'#$exercises.$B$4:.$C$30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8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8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4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8]&amp;&quot;,&quot;&amp;[.C438]&amp;&quot;,&quot;&amp;IF(ISBLANK([.D438]);0;[.D438])&amp;&quot;,&quot;&amp;IF(ISBLANK([.E438]);0;[.E438])&amp;&quot;,&quot;&amp;[.I438]&amp;&quot;,&quot;&amp;[.J438]&amp;&quot;,&quot;&amp;[.K438]&amp;&quot;,&quot;&amp;[.L438]&amp;&quot;,&quot;&amp;[.M438]&amp;&quot;,&quot;&amp;[.N438]&amp;&quot;,&quot;&amp;[.S438]&amp;&quot;,&quot;&amp;[.T438]&amp;&quot;,&quot;&amp;[.U438]&amp;&quot;,&quot;&amp;[.V438]&amp;&quot;,&quot;&amp;[.W438]&amp;&quot;,&quot;&amp;[.X438]&amp;&quot;,&quot;&amp;[.Y438]&amp;&quot;,0,CURDATE(),CURDATE())&quot;&amp;IF(AND([.B438]&lt;&gt;INDIRECT(ADDRESS(ROW([.B438]) + 1;2));INDIRECT(ADDRESS(ROW([.A438]) + 1;1)) &gt; 0); &quot;;&quot;&amp;CHAR(13)&amp;CHAR(10)&amp;CHAR(13)&amp;CHAR(10)&amp;[.AA$3];IF(INDIRECT(ADDRESS(ROW([.A438]) + 1;1)) &gt; 0;&quot;,&quot;;&quot;;&quot;))" office:value-type="string" office:string-value="(435,14,1,35,0,0,1,1,0,0,(select t.id from user_trainings t where t.description = 'MC1 Set 04.2 aerobicos serale by Tino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5,14,1,35,0,0,1,1,0,0,(select t.id from user_trainings t where t.description = 'MC1 Set 04.2 aerobicos serale by Tino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39])-3" office:value-type="float" office:value="436" calcext:value-type="float">
            <text:p>436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9]=[.B438];[.C438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9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9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9]&amp;&quot;,&quot;&amp;[.C439]&amp;&quot;,&quot;&amp;IF(ISBLANK([.D439]);0;[.D439])&amp;&quot;,&quot;&amp;IF(ISBLANK([.E439]);0;[.E439])&amp;&quot;,&quot;&amp;[.I439]&amp;&quot;,&quot;&amp;[.J439]&amp;&quot;,&quot;&amp;[.K439]&amp;&quot;,&quot;&amp;[.L439]&amp;&quot;,&quot;&amp;[.M439]&amp;&quot;,&quot;&amp;[.N439]&amp;&quot;,&quot;&amp;[.S439]&amp;&quot;,&quot;&amp;[.T439]&amp;&quot;,&quot;&amp;[.U439]&amp;&quot;,&quot;&amp;[.V439]&amp;&quot;,&quot;&amp;[.W439]&amp;&quot;,&quot;&amp;[.X439]&amp;&quot;,&quot;&amp;[.Y439]&amp;&quot;,0,CURDATE(),CURDATE())&quot;&amp;IF(AND([.B439]&lt;&gt;INDIRECT(ADDRESS(ROW([.B439]) + 1;2));INDIRECT(ADDRESS(ROW([.A439]) + 1;1)) &gt; 0); &quot;;&quot;&amp;CHAR(13)&amp;CHAR(10)&amp;CHAR(13)&amp;CHAR(10)&amp;[.AA$3];IF(INDIRECT(ADDRESS(ROW([.A439]) + 1;1)) &gt; 0;&quot;,&quot;;&quot;;&quot;))" office:value-type="string" office:string-value="(436,1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36,1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40])-3" office:value-type="float" office:value="437" calcext:value-type="float">
            <text:p>437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0]=[.B439];[.C43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40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0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4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0]&amp;&quot;,&quot;&amp;[.C440]&amp;&quot;,&quot;&amp;IF(ISBLANK([.D440]);0;[.D440])&amp;&quot;,&quot;&amp;IF(ISBLANK([.E440]);0;[.E440])&amp;&quot;,&quot;&amp;[.I440]&amp;&quot;,&quot;&amp;[.J440]&amp;&quot;,&quot;&amp;[.K440]&amp;&quot;,&quot;&amp;[.L440]&amp;&quot;,&quot;&amp;[.M440]&amp;&quot;,&quot;&amp;[.N440]&amp;&quot;,&quot;&amp;[.S440]&amp;&quot;,&quot;&amp;[.T440]&amp;&quot;,&quot;&amp;[.U440]&amp;&quot;,&quot;&amp;[.V440]&amp;&quot;,&quot;&amp;[.W440]&amp;&quot;,&quot;&amp;[.X440]&amp;&quot;,&quot;&amp;[.Y440]&amp;&quot;,0,CURDATE(),CURDATE())&quot;&amp;IF(AND([.B440]&lt;&gt;INDIRECT(ADDRESS(ROW([.B440]) + 1;2));INDIRECT(ADDRESS(ROW([.A440]) + 1;1)) &gt; 0); &quot;;&quot;&amp;CHAR(13)&amp;CHAR(10)&amp;CHAR(13)&amp;CHAR(10)&amp;[.AA$3];IF(INDIRECT(ADDRESS(ROW([.A440]) + 1;1)) &gt; 0;&quot;,&quot;;&quot;;&quot;))" office:value-type="string" office:string-value="(437,1,1,300,0,0,0,0,0,0,(select t.id from user_trainings t where t.description = 'MC1 Set 04.3 scarico con partenz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7,1,1,300,0,0,0,0,0,0,(select t.id from user_trainings t where t.description = 'MC1 Set 04.3 scarico con partenz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1])-3" office:value-type="float" office:value="438" calcext:value-type="float">
            <text:p>438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1]=[.B440];[.C44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441];['file:///C:/Sites/goggles/db/seed_generators/training/Dati_Training.ods'#$exercises.$B$4:.$C$30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1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4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1]&amp;&quot;,&quot;&amp;[.C441]&amp;&quot;,&quot;&amp;IF(ISBLANK([.D441]);0;[.D441])&amp;&quot;,&quot;&amp;IF(ISBLANK([.E441]);0;[.E441])&amp;&quot;,&quot;&amp;[.I441]&amp;&quot;,&quot;&amp;[.J441]&amp;&quot;,&quot;&amp;[.K441]&amp;&quot;,&quot;&amp;[.L441]&amp;&quot;,&quot;&amp;[.M441]&amp;&quot;,&quot;&amp;[.N441]&amp;&quot;,&quot;&amp;[.S441]&amp;&quot;,&quot;&amp;[.T441]&amp;&quot;,&quot;&amp;[.U441]&amp;&quot;,&quot;&amp;[.V441]&amp;&quot;,&quot;&amp;[.W441]&amp;&quot;,&quot;&amp;[.X441]&amp;&quot;,&quot;&amp;[.Y441]&amp;&quot;,0,CURDATE(),CURDATE())&quot;&amp;IF(AND([.B441]&lt;&gt;INDIRECT(ADDRESS(ROW([.B441]) + 1;2));INDIRECT(ADDRESS(ROW([.A441]) + 1;1)) &gt; 0); &quot;;&quot;&amp;CHAR(13)&amp;CHAR(10)&amp;CHAR(13)&amp;CHAR(10)&amp;[.AA$3];IF(INDIRECT(ADDRESS(ROW([.A441]) + 1;1)) &gt; 0;&quot;,&quot;;&quot;;&quot;))" office:value-type="string" office:string-value="(438,2,4,50,65,0,0,0,0,0,(select t.id from user_trainings t where t.description = 'MC1 Set 04.3 scarico con partenz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8,2,4,50,65,0,0,0,0,0,(select t.id from user_trainings t where t.description = 'MC1 Set 04.3 scarico con partenz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2])-3" office:value-type="float" office:value="439" calcext:value-type="float">
            <text:p>439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2]=[.B441];[.C44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442];['file:///C:/Sites/goggles/db/seed_generators/training/Dati_Training.ods'#$exercises.$B$4:.$C$30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2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4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2]&amp;&quot;,&quot;&amp;[.C442]&amp;&quot;,&quot;&amp;IF(ISBLANK([.D442]);0;[.D442])&amp;&quot;,&quot;&amp;IF(ISBLANK([.E442]);0;[.E442])&amp;&quot;,&quot;&amp;[.I442]&amp;&quot;,&quot;&amp;[.J442]&amp;&quot;,&quot;&amp;[.K442]&amp;&quot;,&quot;&amp;[.L442]&amp;&quot;,&quot;&amp;[.M442]&amp;&quot;,&quot;&amp;[.N442]&amp;&quot;,&quot;&amp;[.S442]&amp;&quot;,&quot;&amp;[.T442]&amp;&quot;,&quot;&amp;[.U442]&amp;&quot;,&quot;&amp;[.V442]&amp;&quot;,&quot;&amp;[.W442]&amp;&quot;,&quot;&amp;[.X442]&amp;&quot;,&quot;&amp;[.Y442]&amp;&quot;,0,CURDATE(),CURDATE())&quot;&amp;IF(AND([.B442]&lt;&gt;INDIRECT(ADDRESS(ROW([.B442]) + 1;2));INDIRECT(ADDRESS(ROW([.A442]) + 1;1)) &gt; 0); &quot;;&quot;&amp;CHAR(13)&amp;CHAR(10)&amp;CHAR(13)&amp;CHAR(10)&amp;[.AA$3];IF(INDIRECT(ADDRESS(ROW([.A442]) + 1;1)) &gt; 0;&quot;,&quot;;&quot;;&quot;))" office:value-type="string" office:string-value="(439,3,2,50,65,0,0,0,0,0,(select t.id from user_trainings t where t.description = 'MC1 Set 04.3 scarico con partenz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9,3,2,50,65,0,0,0,0,0,(select t.id from user_trainings t where t.description = 'MC1 Set 04.3 scarico con partenz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3])-3" office:value-type="float" office:value="440" calcext:value-type="float">
            <text:p>440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3]=[.B442];[.C44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443];['file:///C:/Sites/goggles/db/seed_generators/training/Dati_Training.ods'#$exercises.$B$4:.$C$30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3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4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3]&amp;&quot;,&quot;&amp;[.C443]&amp;&quot;,&quot;&amp;IF(ISBLANK([.D443]);0;[.D443])&amp;&quot;,&quot;&amp;IF(ISBLANK([.E443]);0;[.E443])&amp;&quot;,&quot;&amp;[.I443]&amp;&quot;,&quot;&amp;[.J443]&amp;&quot;,&quot;&amp;[.K443]&amp;&quot;,&quot;&amp;[.L443]&amp;&quot;,&quot;&amp;[.M443]&amp;&quot;,&quot;&amp;[.N443]&amp;&quot;,&quot;&amp;[.S443]&amp;&quot;,&quot;&amp;[.T443]&amp;&quot;,&quot;&amp;[.U443]&amp;&quot;,&quot;&amp;[.V443]&amp;&quot;,&quot;&amp;[.W443]&amp;&quot;,&quot;&amp;[.X443]&amp;&quot;,&quot;&amp;[.Y443]&amp;&quot;,0,CURDATE(),CURDATE())&quot;&amp;IF(AND([.B443]&lt;&gt;INDIRECT(ADDRESS(ROW([.B443]) + 1;2));INDIRECT(ADDRESS(ROW([.A443]) + 1;1)) &gt; 0); &quot;;&quot;&amp;CHAR(13)&amp;CHAR(10)&amp;CHAR(13)&amp;CHAR(10)&amp;[.AA$3];IF(INDIRECT(ADDRESS(ROW([.A443]) + 1;1)) &gt; 0;&quot;,&quot;;&quot;;&quot;))" office:value-type="string" office:string-value="(440,4,2,50,0,0,0,0,0,0,(select t.id from user_trainings t where t.description = 'MC1 Set 04.3 scarico con partenz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0,4,2,50,0,0,0,0,0,0,(select t.id from user_trainings t where t.description = 'MC1 Set 04.3 scarico con partenz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4])-3" office:value-type="float" office:value="441" calcext:value-type="float">
            <text:p>441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4]=[.B443];[.C44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444];['file:///C:/Sites/goggles/db/seed_generators/training/Dati_Training.ods'#$exercises.$B$4:.$C$30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4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44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4]&amp;&quot;,&quot;&amp;[.C444]&amp;&quot;,&quot;&amp;IF(ISBLANK([.D444]);0;[.D444])&amp;&quot;,&quot;&amp;IF(ISBLANK([.E444]);0;[.E444])&amp;&quot;,&quot;&amp;[.I444]&amp;&quot;,&quot;&amp;[.J444]&amp;&quot;,&quot;&amp;[.K444]&amp;&quot;,&quot;&amp;[.L444]&amp;&quot;,&quot;&amp;[.M444]&amp;&quot;,&quot;&amp;[.N444]&amp;&quot;,&quot;&amp;[.S444]&amp;&quot;,&quot;&amp;[.T444]&amp;&quot;,&quot;&amp;[.U444]&amp;&quot;,&quot;&amp;[.V444]&amp;&quot;,&quot;&amp;[.W444]&amp;&quot;,&quot;&amp;[.X444]&amp;&quot;,&quot;&amp;[.Y444]&amp;&quot;,0,CURDATE(),CURDATE())&quot;&amp;IF(AND([.B444]&lt;&gt;INDIRECT(ADDRESS(ROW([.B444]) + 1;2));INDIRECT(ADDRESS(ROW([.A444]) + 1;1)) &gt; 0); &quot;;&quot;&amp;CHAR(13)&amp;CHAR(10)&amp;CHAR(13)&amp;CHAR(10)&amp;[.AA$3];IF(INDIRECT(ADDRESS(ROW([.A444]) + 1;1)) &gt; 0;&quot;,&quot;;&quot;;&quot;))" office:value-type="string" office:string-value="(441,5,4,50,70,0,0,0,0,0,(select t.id from user_trainings t where t.description = 'MC1 Set 04.3 scarico con partenz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1,5,4,50,70,0,0,0,0,0,(select t.id from user_trainings t where t.description = 'MC1 Set 04.3 scarico con partenz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5])-3" office:value-type="float" office:value="442" calcext:value-type="float">
            <text:p>442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5]=[.B444];[.C44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445];['file:///C:/Sites/goggles/db/seed_generators/training/Dati_Training.ods'#$exercises.$B$4:.$C$30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5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4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5]&amp;&quot;,&quot;&amp;[.C445]&amp;&quot;,&quot;&amp;IF(ISBLANK([.D445]);0;[.D445])&amp;&quot;,&quot;&amp;IF(ISBLANK([.E445]);0;[.E445])&amp;&quot;,&quot;&amp;[.I445]&amp;&quot;,&quot;&amp;[.J445]&amp;&quot;,&quot;&amp;[.K445]&amp;&quot;,&quot;&amp;[.L445]&amp;&quot;,&quot;&amp;[.M445]&amp;&quot;,&quot;&amp;[.N445]&amp;&quot;,&quot;&amp;[.S445]&amp;&quot;,&quot;&amp;[.T445]&amp;&quot;,&quot;&amp;[.U445]&amp;&quot;,&quot;&amp;[.V445]&amp;&quot;,&quot;&amp;[.W445]&amp;&quot;,&quot;&amp;[.X445]&amp;&quot;,&quot;&amp;[.Y445]&amp;&quot;,0,CURDATE(),CURDATE())&quot;&amp;IF(AND([.B445]&lt;&gt;INDIRECT(ADDRESS(ROW([.B445]) + 1;2));INDIRECT(ADDRESS(ROW([.A445]) + 1;1)) &gt; 0); &quot;;&quot;&amp;CHAR(13)&amp;CHAR(10)&amp;CHAR(13)&amp;CHAR(10)&amp;[.AA$3];IF(INDIRECT(ADDRESS(ROW([.A445]) + 1;1)) &gt; 0;&quot;,&quot;;&quot;;&quot;))" office:value-type="string" office:string-value="(442,6,2,50,70,0,0,0,0,0,(select t.id from user_trainings t where t.description = 'MC1 Set 04.3 scarico con partenz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2,6,2,50,70,0,0,0,0,0,(select t.id from user_trainings t where t.description = 'MC1 Set 04.3 scarico con partenz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6])-3" office:value-type="float" office:value="443" calcext:value-type="float">
            <text:p>443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6]=[.B445];[.C44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446];['file:///C:/Sites/goggles/db/seed_generators/training/Dati_Training.ods'#$exercises.$B$4:.$C$30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6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4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6]&amp;&quot;,&quot;&amp;[.C446]&amp;&quot;,&quot;&amp;IF(ISBLANK([.D446]);0;[.D446])&amp;&quot;,&quot;&amp;IF(ISBLANK([.E446]);0;[.E446])&amp;&quot;,&quot;&amp;[.I446]&amp;&quot;,&quot;&amp;[.J446]&amp;&quot;,&quot;&amp;[.K446]&amp;&quot;,&quot;&amp;[.L446]&amp;&quot;,&quot;&amp;[.M446]&amp;&quot;,&quot;&amp;[.N446]&amp;&quot;,&quot;&amp;[.S446]&amp;&quot;,&quot;&amp;[.T446]&amp;&quot;,&quot;&amp;[.U446]&amp;&quot;,&quot;&amp;[.V446]&amp;&quot;,&quot;&amp;[.W446]&amp;&quot;,&quot;&amp;[.X446]&amp;&quot;,&quot;&amp;[.Y446]&amp;&quot;,0,CURDATE(),CURDATE())&quot;&amp;IF(AND([.B446]&lt;&gt;INDIRECT(ADDRESS(ROW([.B446]) + 1;2));INDIRECT(ADDRESS(ROW([.A446]) + 1;1)) &gt; 0); &quot;;&quot;&amp;CHAR(13)&amp;CHAR(10)&amp;CHAR(13)&amp;CHAR(10)&amp;[.AA$3];IF(INDIRECT(ADDRESS(ROW([.A446]) + 1;1)) &gt; 0;&quot;,&quot;;&quot;;&quot;))" office:value-type="string" office:string-value="(443,7,2,50,0,0,0,0,0,0,(select t.id from user_trainings t where t.description = 'MC1 Set 04.3 scarico con partenz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3,7,2,50,0,0,0,0,0,0,(select t.id from user_trainings t where t.description = 'MC1 Set 04.3 scarico con partenz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7])-3" office:value-type="float" office:value="444" calcext:value-type="float">
            <text:p>444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7]=[.B446];[.C44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447];['file:///C:/Sites/goggles/db/seed_generators/training/Dati_Training.ods'#$exercises.$B$4:.$C$30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7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4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7]&amp;&quot;,&quot;&amp;[.C447]&amp;&quot;,&quot;&amp;IF(ISBLANK([.D447]);0;[.D447])&amp;&quot;,&quot;&amp;IF(ISBLANK([.E447]);0;[.E447])&amp;&quot;,&quot;&amp;[.I447]&amp;&quot;,&quot;&amp;[.J447]&amp;&quot;,&quot;&amp;[.K447]&amp;&quot;,&quot;&amp;[.L447]&amp;&quot;,&quot;&amp;[.M447]&amp;&quot;,&quot;&amp;[.N447]&amp;&quot;,&quot;&amp;[.S447]&amp;&quot;,&quot;&amp;[.T447]&amp;&quot;,&quot;&amp;[.U447]&amp;&quot;,&quot;&amp;[.V447]&amp;&quot;,&quot;&amp;[.W447]&amp;&quot;,&quot;&amp;[.X447]&amp;&quot;,&quot;&amp;[.Y447]&amp;&quot;,0,CURDATE(),CURDATE())&quot;&amp;IF(AND([.B447]&lt;&gt;INDIRECT(ADDRESS(ROW([.B447]) + 1;2));INDIRECT(ADDRESS(ROW([.A447]) + 1;1)) &gt; 0); &quot;;&quot;&amp;CHAR(13)&amp;CHAR(10)&amp;CHAR(13)&amp;CHAR(10)&amp;[.AA$3];IF(INDIRECT(ADDRESS(ROW([.A447]) + 1;1)) &gt; 0;&quot;,&quot;;&quot;;&quot;))" office:value-type="string" office:string-value="(444,8,1,25,60,0,1,2,0,0,(select t.id from user_trainings t where t.description = 'MC1 Set 04.3 scarico con partenz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4,8,1,25,60,0,1,2,0,0,(select t.id from user_trainings t where t.description = 'MC1 Set 04.3 scarico con partenz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8])-3" office:value-type="float" office:value="445" calcext:value-type="float">
            <text:p>445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8]=[.B447];[.C44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448];['file:///C:/Sites/goggles/db/seed_generators/training/Dati_Training.ods'#$exercises.$B$4:.$C$30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8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4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8]&amp;&quot;,&quot;&amp;[.C448]&amp;&quot;,&quot;&amp;IF(ISBLANK([.D448]);0;[.D448])&amp;&quot;,&quot;&amp;IF(ISBLANK([.E448]);0;[.E448])&amp;&quot;,&quot;&amp;[.I448]&amp;&quot;,&quot;&amp;[.J448]&amp;&quot;,&quot;&amp;[.K448]&amp;&quot;,&quot;&amp;[.L448]&amp;&quot;,&quot;&amp;[.M448]&amp;&quot;,&quot;&amp;[.N448]&amp;&quot;,&quot;&amp;[.S448]&amp;&quot;,&quot;&amp;[.T448]&amp;&quot;,&quot;&amp;[.U448]&amp;&quot;,&quot;&amp;[.V448]&amp;&quot;,&quot;&amp;[.W448]&amp;&quot;,&quot;&amp;[.X448]&amp;&quot;,&quot;&amp;[.Y448]&amp;&quot;,0,CURDATE(),CURDATE())&quot;&amp;IF(AND([.B448]&lt;&gt;INDIRECT(ADDRESS(ROW([.B448]) + 1;2));INDIRECT(ADDRESS(ROW([.A448]) + 1;1)) &gt; 0); &quot;;&quot;&amp;CHAR(13)&amp;CHAR(10)&amp;CHAR(13)&amp;CHAR(10)&amp;[.AA$3];IF(INDIRECT(ADDRESS(ROW([.A448]) + 1;1)) &gt; 0;&quot;,&quot;;&quot;;&quot;))" office:value-type="string" office:string-value="(445,9,1,25,60,0,1,2,0,0,(select t.id from user_trainings t where t.description = 'MC1 Set 04.3 scarico con partenz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5,9,1,25,60,0,1,2,0,0,(select t.id from user_trainings t where t.description = 'MC1 Set 04.3 scarico con partenz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49])-3" office:value-type="float" office:value="446" calcext:value-type="float">
            <text:p>446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49]=[.B448];[.C44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449];['file:///C:/Sites/goggles/db/seed_generators/training/Dati_Training.ods'#$exercises.$B$4:.$C$30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9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4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4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9]&amp;&quot;,&quot;&amp;[.C449]&amp;&quot;,&quot;&amp;IF(ISBLANK([.D449]);0;[.D449])&amp;&quot;,&quot;&amp;IF(ISBLANK([.E449]);0;[.E449])&amp;&quot;,&quot;&amp;[.I449]&amp;&quot;,&quot;&amp;[.J449]&amp;&quot;,&quot;&amp;[.K449]&amp;&quot;,&quot;&amp;[.L449]&amp;&quot;,&quot;&amp;[.M449]&amp;&quot;,&quot;&amp;[.N449]&amp;&quot;,&quot;&amp;[.S449]&amp;&quot;,&quot;&amp;[.T449]&amp;&quot;,&quot;&amp;[.U449]&amp;&quot;,&quot;&amp;[.V449]&amp;&quot;,&quot;&amp;[.W449]&amp;&quot;,&quot;&amp;[.X449]&amp;&quot;,&quot;&amp;[.Y449]&amp;&quot;,0,CURDATE(),CURDATE())&quot;&amp;IF(AND([.B449]&lt;&gt;INDIRECT(ADDRESS(ROW([.B449]) + 1;2));INDIRECT(ADDRESS(ROW([.A449]) + 1;1)) &gt; 0); &quot;;&quot;&amp;CHAR(13)&amp;CHAR(10)&amp;CHAR(13)&amp;CHAR(10)&amp;[.AA$3];IF(INDIRECT(ADDRESS(ROW([.A449]) + 1;1)) &gt; 0;&quot;,&quot;;&quot;;&quot;))" office:value-type="string" office:string-value="(446,10,1,25,0,15,2,2,0,0,(select t.id from user_trainings t where t.description = 'MC1 Set 04.3 scarico con partenz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6,10,1,25,0,15,2,2,0,0,(select t.id from user_trainings t where t.description = 'MC1 Set 04.3 scarico con partenz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50])-3" office:value-type="float" office:value="447" calcext:value-type="float">
            <text:p>447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50]=[.B449];[.C44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450];['file:///C:/Sites/goggles/db/seed_generators/training/Dati_Training.ods'#$exercises.$B$4:.$C$30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0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5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4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0]&amp;&quot;,&quot;&amp;[.C450]&amp;&quot;,&quot;&amp;IF(ISBLANK([.D450]);0;[.D450])&amp;&quot;,&quot;&amp;IF(ISBLANK([.E450]);0;[.E450])&amp;&quot;,&quot;&amp;[.I450]&amp;&quot;,&quot;&amp;[.J450]&amp;&quot;,&quot;&amp;[.K450]&amp;&quot;,&quot;&amp;[.L450]&amp;&quot;,&quot;&amp;[.M450]&amp;&quot;,&quot;&amp;[.N450]&amp;&quot;,&quot;&amp;[.S450]&amp;&quot;,&quot;&amp;[.T450]&amp;&quot;,&quot;&amp;[.U450]&amp;&quot;,&quot;&amp;[.V450]&amp;&quot;,&quot;&amp;[.W450]&amp;&quot;,&quot;&amp;[.X450]&amp;&quot;,&quot;&amp;[.Y450]&amp;&quot;,0,CURDATE(),CURDATE())&quot;&amp;IF(AND([.B450]&lt;&gt;INDIRECT(ADDRESS(ROW([.B450]) + 1;2));INDIRECT(ADDRESS(ROW([.A450]) + 1;1)) &gt; 0); &quot;;&quot;&amp;CHAR(13)&amp;CHAR(10)&amp;CHAR(13)&amp;CHAR(10)&amp;[.AA$3];IF(INDIRECT(ADDRESS(ROW([.A450]) + 1;1)) &gt; 0;&quot;,&quot;;&quot;;&quot;))" office:value-type="string" office:string-value="(447,11,1,25,0,15,2,2,0,0,(select t.id from user_trainings t where t.description = 'MC1 Set 04.3 scarico con partenz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7,11,1,25,0,15,2,2,0,0,(select t.id from user_trainings t where t.description = 'MC1 Set 04.3 scarico con partenz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51])-3" office:value-type="float" office:value="448" calcext:value-type="float">
            <text:p>448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51]=[.B450];[.C450]+1;1)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T</text:p>
          </table:table-cell>
          <table:table-cell table:style-name="ce11" table:formula="of:=VLOOKUP([.F451];['file:///C:/Sites/goggles/db/seed_generators/training/Dati_Training.ods'#$exercises.$B$4:.$C$300];2;0)" office:value-type="string" office:string-value="SL resistenza con partenza" calcext:value-type="string">
            <text:p>SL resistenza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1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51]&amp;&quot;')&quot;" office:value-type="string" office:string-value="(select t.id from exercises t where t.code = 'A2SLCT')" calcext:value-type="string">
            <text:p>(select t.id from exercises t where t.code = 'A2SLCT')</text:p>
          </table:table-cell>
          <table:table-cell table:style-name="ce7" table:formula="of:=&quot;(select t.id from &quot;&amp;[.H$2]&amp;&quot; t where t.&quot;&amp;[.H$3]&amp;&quot; = '&quot;&amp;[.H4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1]&amp;&quot;,&quot;&amp;[.C451]&amp;&quot;,&quot;&amp;IF(ISBLANK([.D451]);0;[.D451])&amp;&quot;,&quot;&amp;IF(ISBLANK([.E451]);0;[.E451])&amp;&quot;,&quot;&amp;[.I451]&amp;&quot;,&quot;&amp;[.J451]&amp;&quot;,&quot;&amp;[.K451]&amp;&quot;,&quot;&amp;[.L451]&amp;&quot;,&quot;&amp;[.M451]&amp;&quot;,&quot;&amp;[.N451]&amp;&quot;,&quot;&amp;[.S451]&amp;&quot;,&quot;&amp;[.T451]&amp;&quot;,&quot;&amp;[.U451]&amp;&quot;,&quot;&amp;[.V451]&amp;&quot;,&quot;&amp;[.W451]&amp;&quot;,&quot;&amp;[.X451]&amp;&quot;,&quot;&amp;[.Y451]&amp;&quot;,0,CURDATE(),CURDATE())&quot;&amp;IF(AND([.B451]&lt;&gt;INDIRECT(ADDRESS(ROW([.B451]) + 1;2));INDIRECT(ADDRESS(ROW([.A451]) + 1;1)) &gt; 0); &quot;;&quot;&amp;CHAR(13)&amp;CHAR(10)&amp;CHAR(13)&amp;CHAR(10)&amp;[.AA$3];IF(INDIRECT(ADDRESS(ROW([.A451]) + 1;1)) &gt; 0;&quot;,&quot;;&quot;;&quot;))" office:value-type="string" office:string-value="(448,12,10,50,60,0,0,0,0,0,(select t.id from user_trainings t where t.description = 'MC1 Set 04.3 scarico con partenze'),(select t.id from exercises t where t.code = 'A2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8,12,10,50,60,0,0,0,0,0,(select t.id from user_trainings t where t.description = 'MC1 Set 04.3 scarico con partenze'),(select t.id from exercises t where t.code = 'A2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52])-3" office:value-type="float" office:value="449" calcext:value-type="float">
            <text:p>449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52]=[.B451];[.C451]+1;1)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T</text:p>
          </table:table-cell>
          <table:table-cell table:style-name="ce11" table:formula="of:=VLOOKUP([.F452];['file:///C:/Sites/goggles/db/seed_generators/training/Dati_Training.ods'#$exercises.$B$4:.$C$300];2;0)" office:value-type="string" office:string-value="DO resistenza con partenza" calcext:value-type="string">
            <text:p>DO resistenza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2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52]&amp;&quot;')&quot;" office:value-type="string" office:string-value="(select t.id from exercises t where t.code = 'A2DOCT')" calcext:value-type="string">
            <text:p>(select t.id from exercises t where t.code = 'A2DOCT')</text:p>
          </table:table-cell>
          <table:table-cell table:style-name="ce7" table:formula="of:=&quot;(select t.id from &quot;&amp;[.H$2]&amp;&quot; t where t.&quot;&amp;[.H$3]&amp;&quot; = '&quot;&amp;[.H4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2]&amp;&quot;,&quot;&amp;[.C452]&amp;&quot;,&quot;&amp;IF(ISBLANK([.D452]);0;[.D452])&amp;&quot;,&quot;&amp;IF(ISBLANK([.E452]);0;[.E452])&amp;&quot;,&quot;&amp;[.I452]&amp;&quot;,&quot;&amp;[.J452]&amp;&quot;,&quot;&amp;[.K452]&amp;&quot;,&quot;&amp;[.L452]&amp;&quot;,&quot;&amp;[.M452]&amp;&quot;,&quot;&amp;[.N452]&amp;&quot;,&quot;&amp;[.S452]&amp;&quot;,&quot;&amp;[.T452]&amp;&quot;,&quot;&amp;[.U452]&amp;&quot;,&quot;&amp;[.V452]&amp;&quot;,&quot;&amp;[.W452]&amp;&quot;,&quot;&amp;[.X452]&amp;&quot;,&quot;&amp;[.Y452]&amp;&quot;,0,CURDATE(),CURDATE())&quot;&amp;IF(AND([.B452]&lt;&gt;INDIRECT(ADDRESS(ROW([.B452]) + 1;2));INDIRECT(ADDRESS(ROW([.A452]) + 1;1)) &gt; 0); &quot;;&quot;&amp;CHAR(13)&amp;CHAR(10)&amp;CHAR(13)&amp;CHAR(10)&amp;[.AA$3];IF(INDIRECT(ADDRESS(ROW([.A452]) + 1;1)) &gt; 0;&quot;,&quot;;&quot;;&quot;))" office:value-type="string" office:string-value="(449,13,5,50,70,0,0,0,0,0,(select t.id from user_trainings t where t.description = 'MC1 Set 04.3 scarico con partenze'),(select t.id from exercises t where t.code = 'A2DO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9,13,5,50,70,0,0,0,0,0,(select t.id from user_trainings t where t.description = 'MC1 Set 04.3 scarico con partenze'),(select t.id from exercises t where t.code = 'A2DO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53])-3" office:value-type="float" office:value="450" calcext:value-type="float">
            <text:p>450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53]=[.B452];[.C452]+1;1)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453];['file:///C:/Sites/goggles/db/seed_generators/training/Dati_Training.ods'#$exercises.$B$4:.$C$30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53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5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4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3]&amp;&quot;,&quot;&amp;[.C453]&amp;&quot;,&quot;&amp;IF(ISBLANK([.D453]);0;[.D453])&amp;&quot;,&quot;&amp;IF(ISBLANK([.E453]);0;[.E453])&amp;&quot;,&quot;&amp;[.I453]&amp;&quot;,&quot;&amp;[.J453]&amp;&quot;,&quot;&amp;[.K453]&amp;&quot;,&quot;&amp;[.L453]&amp;&quot;,&quot;&amp;[.M453]&amp;&quot;,&quot;&amp;[.N453]&amp;&quot;,&quot;&amp;[.S453]&amp;&quot;,&quot;&amp;[.T453]&amp;&quot;,&quot;&amp;[.U453]&amp;&quot;,&quot;&amp;[.V453]&amp;&quot;,&quot;&amp;[.W453]&amp;&quot;,&quot;&amp;[.X453]&amp;&quot;,&quot;&amp;[.Y453]&amp;&quot;,0,CURDATE(),CURDATE())&quot;&amp;IF(AND([.B453]&lt;&gt;INDIRECT(ADDRESS(ROW([.B453]) + 1;2));INDIRECT(ADDRESS(ROW([.A453]) + 1;1)) &gt; 0); &quot;;&quot;&amp;CHAR(13)&amp;CHAR(10)&amp;CHAR(13)&amp;CHAR(10)&amp;[.AA$3];IF(INDIRECT(ADDRESS(ROW([.A453]) + 1;1)) &gt; 0;&quot;,&quot;;&quot;;&quot;))" office:value-type="string" office:string-value="(450,14,5,100,0,10,0,0,0,0,(select t.id from user_trainings t where t.description = 'MC1 Set 04.3 scarico con partenz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450,14,5,100,0,10,0,0,0,0,(select t.id from user_trainings t where t.description = 'MC1 Set 04.3 scarico con partenz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54])-3" office:value-type="float" office:value="451" calcext:value-type="float">
            <text:p>451</text:p>
          </table:table-cell>
          <table:table-cell table:style-name="ce7" office:value-type="string" calcext:value-type="string">
            <text:p>MC1 Set 04.3 scarico con partenze</text:p>
          </table:table-cell>
          <table:table-cell table:style-name="ce7" table:formula="of:=IF([.B454]=[.B453];[.C45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4];['file:///C:/Sites/goggles/db/seed_generators/training/Dati_Training.ods'#$exercises.$B$4:.$C$30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4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style-name="ce7" table:formula="of:=&quot;(select t.id from &quot;&amp;[.F$2]&amp;&quot; t where t.&quot;&amp;[.F$3]&amp;&quot; = '&quot;&amp;[.F45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4]&amp;&quot;,&quot;&amp;[.C454]&amp;&quot;,&quot;&amp;IF(ISBLANK([.D454]);0;[.D454])&amp;&quot;,&quot;&amp;IF(ISBLANK([.E454]);0;[.E454])&amp;&quot;,&quot;&amp;[.I454]&amp;&quot;,&quot;&amp;[.J454]&amp;&quot;,&quot;&amp;[.K454]&amp;&quot;,&quot;&amp;[.L454]&amp;&quot;,&quot;&amp;[.M454]&amp;&quot;,&quot;&amp;[.N454]&amp;&quot;,&quot;&amp;[.S454]&amp;&quot;,&quot;&amp;[.T454]&amp;&quot;,&quot;&amp;[.U454]&amp;&quot;,&quot;&amp;[.V454]&amp;&quot;,&quot;&amp;[.W454]&amp;&quot;,&quot;&amp;[.X454]&amp;&quot;,&quot;&amp;[.Y454]&amp;&quot;,0,CURDATE(),CURDATE())&quot;&amp;IF(AND([.B454]&lt;&gt;INDIRECT(ADDRESS(ROW([.B454]) + 1;2));INDIRECT(ADDRESS(ROW([.A454]) + 1;1)) &gt; 0); &quot;;&quot;&amp;CHAR(13)&amp;CHAR(10)&amp;CHAR(13)&amp;CHAR(10)&amp;[.AA$3];IF(INDIRECT(ADDRESS(ROW([.A454]) + 1;1)) &gt; 0;&quot;,&quot;;&quot;;&quot;))" office:value-type="string" office:string-value="(451,15,1,300,0,0,0,0,0,0,(select t.id from user_trainings t where t.description = 'MC1 Set 04.3 scarico con partenze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451,15,1,300,0,0,0,0,0,0,(select t.id from user_trainings t where t.description = 'MC1 Set 04.3 scarico con partenze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03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table:formula="of:=[user_trainings.B4]" office:value-type="string" office:string-value="Aerobico frizzante Lun 10 Febbraio, 25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table:formula="of:=[user_trainings.B5]" office:value-type="string" office:string-value="VO2Max stile ed attrezzi Mar 11 Febbraio, 50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table:formula="of:=[user_trainings.B6]" office:value-type="string" office:string-value="Luca Mer 12 Febbraio, 50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7])-3" office:value-type="float" office:value="4" calcext:value-type="float">
            <text:p>4</text:p>
          </table:table-cell>
          <table:table-cell table:formula="of:=[user_trainings.B7]" office:value-type="string" office:string-value="Aerobico liscio Gio 13 Febbraio, 50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table:formula="of:=[user_trainings.B8]" office:value-type="string" office:string-value="C3 Ven 14 Febbraio, 50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9])-3" office:value-type="float" office:value="6" calcext:value-type="float">
            <text:p>6</text:p>
          </table:table-cell>
          <table:table-cell table:formula="of:=[user_trainings.B9]" office:value-type="string" office:string-value="Aerobico frizzante Lun 17 Febbraio, 25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0])-3" office:value-type="float" office:value="7" calcext:value-type="float">
            <text:p>7</text:p>
          </table:table-cell>
          <table:table-cell table:formula="of:=[user_trainings.B10]" office:value-type="string" office:string-value="VO2Max con partenze Mar 18 Febbraio, 25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table:formula="of:=[user_trainings.B11]" office:value-type="string" office:string-value="Ripresa.1 aerobico molte gambe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table:formula="of:=[user_trainings.B12]" office:value-type="string" office:string-value="Ripresa.2 misti e molte gambe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table:formula="of:=[user_trainings.B13]" office:value-type="string" office:string-value="Ripresa.3 fartlek gambe ed aerobico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table:formula="of:=[user_trainings.B14]" office:value-type="string" office:string-value="Ripresa.4 fartlek completo e gambe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table:formula="of:=[user_trainings.B15]" office:value-type="string" office:string-value="MC1 Set 01.1 aerobico molte gambe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table:formula="of:=[user_trainings.B16]" office:value-type="string" office:string-value="MC1 Set 01.2 timida soglia con molte gambe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table:formula="of:=[user_trainings.B17]" office:value-type="string" office:string-value="MC1 Set 01.3 fartlek completo e gambe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table:formula="of:=[user_trainings.B18]" office:value-type="string" office:string-value="MC1 Set 02.1 aerobico con misti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table:formula="of:=[user_trainings.B19]" office:value-type="string" office:string-value="MC1 Set 02.2 quasi soglia con gambe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table:formula="of:=[user_trainings.B20]" office:value-type="string" office:string-value="MC1 Set 02.3 aerobico serale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table:formula="of:=[user_trainings.B21]" office:value-type="string" office:string-value="MC1 Set 02.4 aerobico con gambe fartlek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table:formula="of:=[user_trainings.B22]" office:value-type="string" office:string-value="MC1 Set 02.5 aerobico serale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table:formula="of:=[user_trainings.B23]" office:value-type="string" office:string-value="MC1 Set 03.1 aerobico con gambe fartlek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table:formula="of:=[user_trainings.B24]" office:value-type="string" office:string-value="MC1 Set 03.2 soglia quasi seria con gambe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table:formula="of:=[user_trainings.B25]" office:value-type="string" office:string-value="MC1 Set 03.3 aerobico serale con gambe" calcext:value-type="string">
            <text:p>MC1 Set 03.3 aerobico serale con gambe</text:p>
          </table:table-cell>
          <table:table-cell office:value-type="string" calcext:value-type="string">
            <text:p>2014-09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" calcext:value-type="string">
            <text:p>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table:formula="of:=[user_trainings.B26]" office:value-type="string" office:string-value="MC1 Set 03.4 Il primo timido C1" calcext:value-type="string">
            <text:p>MC1 Set 03.4 Il primo timido C1</text:p>
          </table:table-cell>
          <table:table-cell office:value-type="string" calcext:value-type="string">
            <text:p>2014-09-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formula="of:=[.E26]*60 + [.D26]*3600" office:value-type="float" office:value="5940" calcext:value-type="float">
            <text:p>5940</text:p>
          </table:table-cell>
          <table:table-cell office:value-type="string" calcext:value-type="string">
            <text:p>Dai, era solo il prim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6]&amp;&quot;,'&quot;&amp;[.C26]&amp;&quot;',&quot;&amp;[.F26]&amp;&quot;,'&quot;&amp;SUBSTITUTE([.G26];&quot;'&quot;;&quot;''&quot;)&amp;&quot;',&quot;&amp;[.H26]&amp;&quot;,&quot;&amp;[.K26]&amp;&quot;,&quot;&amp;[.L26]&amp;&quot;,&quot;&amp;[.M26]&amp;&quot;,0,CURDATE(),CURDATE())&quot;&amp;IF(INDIRECT(ADDRESS(ROW([.A26])+1;1))&gt;0;&quot;,&quot;;&quot;;&quot;)" office:value-type="string" office:string-value="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" calcext:value-type="string">
            <text:p>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table:formula="of:=[user_trainings.B27]" office:value-type="string" office:string-value="MC1 Set 03.5 aerobico serale con misti" calcext:value-type="string">
            <text:p>MC1 Set 03.5 aerobico serale con misti</text:p>
          </table:table-cell>
          <table:table-cell office:value-type="string" calcext:value-type="string">
            <text:p>2014-09-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7]*60 + [.D27]*3600" office:value-type="float" office:value="2880" calcext:value-type="float">
            <text:p>2880</text:p>
          </table:table-cell>
          <table:table-cell office:value-type="string" calcext:value-type="string">
            <text:p>Braccio sinistro l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7]&amp;&quot;,'&quot;&amp;[.C27]&amp;&quot;',&quot;&amp;[.F27]&amp;&quot;,'&quot;&amp;SUBSTITUTE([.G27];&quot;'&quot;;&quot;''&quot;)&amp;&quot;',&quot;&amp;[.H27]&amp;&quot;,&quot;&amp;[.K27]&amp;&quot;,&quot;&amp;[.L27]&amp;&quot;,&quot;&amp;[.M27]&amp;&quot;,0,CURDATE(),CURDATE())&quot;&amp;IF(INDIRECT(ADDRESS(ROW([.A27])+1;1))&gt;0;&quot;,&quot;;&quot;;&quot;)" office:value-type="string" office:string-value="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" calcext:value-type="string">
            <text:p>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table:formula="of:=[user_trainings.B28]" office:value-type="string" office:string-value="MC1 Set 04.1 aerobico" calcext:value-type="string">
            <text:p>MC1 Set 04.1 aerobico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8]*60 + [.D28]*3600" office:value-type="float" office:value="5880" calcext:value-type="float">
            <text:p>5880</text:p>
          </table:table-cell>
          <table:table-cell office:value-type="string" calcext:value-type="string">
            <text:p>Al limite, solo grazie a scia e corsia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8]&amp;&quot;,'&quot;&amp;[.C28]&amp;&quot;',&quot;&amp;[.F28]&amp;&quot;,'&quot;&amp;SUBSTITUTE([.G28];&quot;'&quot;;&quot;''&quot;)&amp;&quot;',&quot;&amp;[.H28]&amp;&quot;,&quot;&amp;[.K28]&amp;&quot;,&quot;&amp;[.L28]&amp;&quot;,&quot;&amp;[.M28]&amp;&quot;,0,CURDATE(),CURDATE())&quot;&amp;IF(INDIRECT(ADDRESS(ROW([.A28])+1;1))&gt;0;&quot;,&quot;;&quot;;&quot;)" office:value-type="string" office:string-value="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," calcext:value-type="string">
            <text:p>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9])-3" office:value-type="float" office:value="26" calcext:value-type="float">
            <text:p>26</text:p>
          </table:table-cell>
          <table:table-cell table:formula="of:=[user_trainings.B29]" office:value-type="string" office:string-value="MC1 Set 04.2 aerobicos serale by Tino" calcext:value-type="string">
            <text:p>MC1 Set 04.2 aerobicos serale by Tino</text:p>
          </table:table-cell>
          <table:table-cell office:value-type="string" calcext:value-type="string">
            <text:p>2014-10-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table:formula="of:=[.E29]*60 + [.D29]*3600" office:value-type="float" office:value="2940" calcext:value-type="float">
            <text:p>2940</text:p>
          </table:table-cell>
          <table:table-cell office:value-type="string" calcext:value-type="string">
            <text:p>Ingresso troppo largo nelle parti fo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9]&amp;&quot;,'&quot;&amp;[.C29]&amp;&quot;',&quot;&amp;[.F29]&amp;&quot;,'&quot;&amp;SUBSTITUTE([.G29];&quot;'&quot;;&quot;''&quot;)&amp;&quot;',&quot;&amp;[.H29]&amp;&quot;,&quot;&amp;[.K29]&amp;&quot;,&quot;&amp;[.L29]&amp;&quot;,&quot;&amp;[.M29]&amp;&quot;,0,CURDATE(),CURDATE())&quot;&amp;IF(INDIRECT(ADDRESS(ROW([.A29])+1;1))&gt;0;&quot;,&quot;;&quot;;&quot;)" office:value-type="string" office:string-value="(26,'2014-10-01',2940,'Ingresso troppo largo nelle parti forte',2,(select t.id from user_trainings t where t.description = 'MC1 Set 04.2 aerobicos serale by Tino'),(select t.id from swimming_pools t where t.nick_name = 'reggiocomunale50'),(select t.id from swimmer_level_types t where t.code = 'MX'),0,CURDATE(),CURDATE())," calcext:value-type="string">
            <text:p>(26,'2014-10-01',2940,'Ingresso troppo largo nelle parti forte',2,(select t.id from user_trainings t where t.description = 'MC1 Set 04.2 aerobicos serale by Tino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30])-3" office:value-type="float" office:value="27" calcext:value-type="float">
            <text:p>27</text:p>
          </table:table-cell>
          <table:table-cell table:formula="of:=[user_trainings.B30]" office:value-type="string" office:string-value="MC1 Set 04.3 scarico con partenze" calcext:value-type="string">
            <text:p>MC1 Set 04.3 scarico con partenze</text:p>
          </table:table-cell>
          <table:table-cell office:value-type="string" calcext:value-type="string">
            <text:p>2014-10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formula="of:=[.E30]*60 + [.D30]*3600" office:value-type="float" office:value="4800" calcext:value-type="float">
            <text:p>4800</text:p>
          </table:table-cell>
          <table:table-cell office:value-type="string" calcext:value-type="string">
            <text:p>Troppo male alla cavig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user_trainings t where t.description = 'MC1 Set 04.3 scarico con partenze')" calcext:value-type="string">
            <text:p>(select t.id from user_trainings t where t.description = 'MC1 Set 04.3 scarico con partenze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30]&amp;&quot;,'&quot;&amp;[.C30]&amp;&quot;',&quot;&amp;[.F30]&amp;&quot;,'&quot;&amp;SUBSTITUTE([.G30];&quot;'&quot;;&quot;''&quot;)&amp;&quot;',&quot;&amp;[.H30]&amp;&quot;,&quot;&amp;[.K30]&amp;&quot;,&quot;&amp;[.L30]&amp;&quot;,&quot;&amp;[.M30]&amp;&quot;,0,CURDATE(),CURDATE())&quot;&amp;IF(INDIRECT(ADDRESS(ROW([.A30])+1;1))&gt;0;&quot;,&quot;;&quot;;&quot;)" office:value-type="string" office:string-value="(27,'2014-10-01',4800,'Troppo male alla caviglia',2,(select t.id from user_trainings t where t.description = 'MC1 Set 04.3 scarico con partenze'),(select t.id from swimming_pools t where t.nick_name = 'reggiocomunale25'),(select t.id from swimmer_level_types t where t.code = 'MX'),0,CURDATE(),CURDATE());" calcext:value-type="string">
            <text:p>(27,'2014-10-01',4800,'Troppo male alla caviglia',2,(select t.id from user_trainings t where t.description = 'MC1 Set 04.3 scarico con partenz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34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66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2">
          <table:table-cell table:number-columns-repeated="1013"/>
        </table:table-row>
        <table:table-row table:style-name="ro5" table:number-rows-repeated="40">
          <table:table-cell table:number-columns-repeated="1013"/>
        </table:table-row>
        <table:table-row table:style-name="ro4" table:number-rows-repeated="1048136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FARA</text:p>
          </table:table-cell>
          <table:table-cell table:style-name="ce1" office:value-type="string">
            <text:p>Gambe FA/RA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A2SLRI</text:p>
          </table:table-cell>
          <table:table-cell table:style-name="ce1" office:value-type="string">
            <text:p>SL resp 2-3-4-5</text:p>
          </table:table-cell>
        </table:table-row>
        <table:table-row>
          <table:table-cell/>
          <table:table-cell table:style-name="ce1" office:value-type="string">
            <text:p>A2SLR0</text:p>
          </table:table-cell>
          <table:table-cell table:style-name="ce1" office:value-type="string">
            <text:p>SL resp meno possibile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A2FAR2</text:p>
          </table:table-cell>
          <table:table-cell table:style-name="ce1" office:value-type="string">
            <text:p>FA resp 2</text:p>
          </table:table-cell>
        </table:table-row>
        <table:table-row>
          <table:table-cell/>
          <table:table-cell table:style-name="ce1" office:value-type="string">
            <text:p>A2FAR3</text:p>
          </table:table-cell>
          <table:table-cell table:style-name="ce1" office:value-type="string">
            <text:p>FA resp 3</text:p>
          </table:table-cell>
        </table:table-row>
        <table:table-row>
          <table:table-cell/>
          <table:table-cell table:style-name="ce1" office:value-type="string">
            <text:p>A2FAR4</text:p>
          </table:table-cell>
          <table:table-cell table:style-name="ce1" office:value-type="string">
            <text:p>FA resp 4</text:p>
          </table:table-cell>
        </table:table-row>
        <table:table-row>
          <table:table-cell/>
          <table:table-cell table:style-name="ce1" office:value-type="string">
            <text:p>A2FAR5</text:p>
          </table:table-cell>
          <table:table-cell table:style-name="ce1" office:value-type="string">
            <text:p>FA resp 5</text:p>
          </table:table-cell>
        </table:table-row>
        <table:table-row>
          <table:table-cell/>
          <table:table-cell table:style-name="ce1" office:value-type="string">
            <text:p>A2FAR0</text:p>
          </table:table-cell>
          <table:table-cell table:style-name="ce1" office:value-type="string">
            <text:p>FA resp meno possibile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ESDOAP</text:p>
          </table:table-cell>
          <table:table-cell table:style-name="ce1" office:value-type="string">
            <text:p>DO barchetta piedi avanti</text:p>
          </table:table-cell>
        </table:table-row>
        <table:table-row>
          <table:table-cell/>
          <table:table-cell table:style-name="ce1" office:value-type="string">
            <text:p>ESDOAT</text:p>
          </table:table-cell>
          <table:table-cell table:style-name="ce1" office:value-type="string">
            <text:p>DO barchetta testa avanti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SLF3</text:p>
          </table:table-cell>
          <table:table-cell table:style-name="ce1" office:value-type="string">
            <text:p>SL fartlek 25 forte 75 sciolto</text:p>
          </table:table-cell>
        </table:table-row>
        <table:table-row>
          <table:table-cell/>
          <table:table-cell table:style-name="ce1" office:value-type="string">
            <text:p>C1DOF3</text:p>
          </table:table-cell>
          <table:table-cell table:style-name="ce1" office:value-type="string">
            <text:p>DO fartlek 25 forte 75 sciolto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  <table:table-row>
          <table:table-cell/>
          <table:table-cell table:style-name="ce1" office:value-type="string">
            <text:p>C3SL25</text:p>
          </table:table-cell>
          <table:table-cell table:style-name="ce1" office:value-type="string">
            <text:p>SL 15 forte/10 sciolto</text:p>
          </table:table-cell>
        </table:table-row>
        <table:table-row>
          <table:table-cell/>
          <table:table-cell table:style-name="ce1" office:value-type="string">
            <text:p>C3SL50</text:p>
          </table:table-cell>
          <table:table-cell table:style-name="ce1" office:value-type="string">
            <text:p>SL 15 forte/35 sciolto</text:p>
          </table:table-cell>
        </table:table-row>
        <table:table-row>
          <table:table-cell/>
          <table:table-cell table:style-name="ce1" office:value-type="string">
            <text:p>C3FA25</text:p>
          </table:table-cell>
          <table:table-cell table:style-name="ce1" office:value-type="string">
            <text:p>FA 15 forte/10 sciolto</text:p>
          </table:table-cell>
        </table:table-row>
        <table:table-row>
          <table:table-cell/>
          <table:table-cell table:style-name="ce1" office:value-type="string">
            <text:p>C3FA50</text:p>
          </table:table-cell>
          <table:table-cell table:style-name="ce1" office:value-type="string">
            <text:p>FA 15 forte/35 sciolto</text:p>
          </table:table-cell>
        </table:table-row>
        <table:table-row>
          <table:table-cell/>
          <table:table-cell table:style-name="ce1" office:value-type="string">
            <text:p>C3DO25</text:p>
          </table:table-cell>
          <table:table-cell table:style-name="ce1" office:value-type="string">
            <text:p>DO 15 forte/10 sciolto</text:p>
          </table:table-cell>
        </table:table-row>
        <table:table-row>
          <table:table-cell/>
          <table:table-cell table:style-name="ce1" office:value-type="string">
            <text:p>C3DO50</text:p>
          </table:table-cell>
          <table:table-cell table:style-name="ce1" office:value-type="string">
            <text:p>DO 15 forte/35 sciolto</text:p>
          </table:table-cell>
        </table:table-row>
        <table:table-row>
          <table:table-cell/>
          <table:table-cell table:style-name="ce1" office:value-type="string">
            <text:p>C3RA25</text:p>
          </table:table-cell>
          <table:table-cell table:style-name="ce1" office:value-type="string">
            <text:p>RA 15 forte/10 sciolto</text:p>
          </table:table-cell>
        </table:table-row>
        <table:table-row>
          <table:table-cell/>
          <table:table-cell table:style-name="ce1" office:value-type="string">
            <text:p>C3RA50</text:p>
          </table:table-cell>
          <table:table-cell table:style-name="ce1" office:value-type="string">
            <text:p>RA 15 forte/35 sciolto</text:p>
          </table:table-cell>
        </table:table-row>
        <table:table-row>
          <table:table-cell/>
          <table:table-cell table:style-name="ce1" office:value-type="string">
            <text:p>A2SLCT</text:p>
          </table:table-cell>
          <table:table-cell table:style-name="ce1" office:value-type="string">
            <text:p>SL resistenza con partenza</text:p>
          </table:table-cell>
        </table:table-row>
        <table:table-row>
          <table:table-cell/>
          <table:table-cell table:style-name="ce1" office:value-type="string">
            <text:p>A2DOCT</text:p>
          </table:table-cell>
          <table:table-cell table:style-name="ce1" office:value-type="string">
            <text:p>DO resistenza con partenza</text:p>
          </table:table-cell>
        </table:table-row>
        <table:table-row>
          <table:table-cell/>
          <table:table-cell table:style-name="ce1" office:value-type="string">
            <text:p>A2FACT</text:p>
          </table:table-cell>
          <table:table-cell table:style-name="ce1" office:value-type="string">
            <text:p>FA resistenza con partenza</text:p>
          </table:table-cell>
        </table:table-row>
        <table:table-row>
          <table:table-cell/>
          <table:table-cell table:style-name="ce1" office:value-type="string">
            <text:p>A2RACT</text:p>
          </table:table-cell>
          <table:table-cell table:style-name="ce1" office:value-type="string">
            <text:p>RA resistenza con partenza</text:p>
          </table:table-cell>
        </table:table-row>
        <table:table-row>
          <table:table-cell/>
          <table:table-cell table:style-name="ce1" office:value-type="string">
            <text:p>A2MICT</text:p>
          </table:table-cell>
          <table:table-cell table:style-name="ce1" office:value-type="string">
            <text:p>MX resistenza con partenza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6:54:53.13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3M9S</meta:editing-duration>
    <meta:editing-cycles>294</meta:editing-cycles>
    <meta:generator>LibreOffice/4.2.6.3$Windows_x86 LibreOffice_project/3fd416d4c6db7d3204c17ce57a1d70f6e531ee21</meta:generator>
    <dc:date>2014-10-02T17:07:59.594000000</dc:date>
    <dc:creator>Marco Ligabue</dc:creator>
    <meta:document-statistic meta:table-count="3" meta:cell-count="10523" meta:object-count="0"/>
    <meta:user-defined meta:name="Info 1"/>
    <meta:user-defined meta:name="Info 2"/>
    <meta:user-defined meta:name="Info 3"/>
    <meta:user-defined meta:name="Info 4"/>
  </office:meta>
</office:document-meta>
</file>